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Meiryo UI" svg:font-family="'Meiryo UI'"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sian="Meiryo UI" style:language-asian="ja" style:country-asian="JP"/>
    </style:style>
    <style:style style:name="P2" style:family="paragraph" style:parent-style-name="Standard">
      <style:text-properties style:font-name-asian="Meiryo UI" style:language-asian="ja" style:country-asian="JP"/>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ユーザ情報】</text:p>
      <text:p text:style-name="P1">ユーザID: 626009</text:p>
      <text:p text:style-name="P1">ユーザ名: S/Z</text:p>
      <text:p text:style-name="P1"/>
      <text:p text:style-name="P1">【Nコード】</text:p>
      <text:p text:style-name="P1">N9275DV</text:p>
      <text:p text:style-name="P1"/>
      <text:p text:style-name="P1">【タイトル】</text:p>
      <text:p text:style-name="P1">魔女の童話</text:p>
      <text:p text:style-name="P1"/>
      <text:p text:style-name="P1">【作者名】</text:p>
      <text:p text:style-name="P1">S/Z</text:p>
      <text:p text:style-name="P1"/>
      <text:p text:style-name="P1">【種別】</text:p>
      <text:p text:style-name="P1">連載小説</text:p>
      <text:p text:style-name="P1"/>
      <text:p text:style-name="P1">【完結設定】</text:p>
      <text:p text:style-name="P1">完結済</text:p>
      <text:p text:style-name="P1"/>
      <text:p text:style-name="P1">【年齢制限】</text:p>
      <text:p text:style-name="P1">年齢制限なし</text:p>
      <text:p text:style-name="P1"/>
      <text:p text:style-name="P1">【ジャンル】</text:p>
      <text:p text:style-name="P1">ローファンタジー〔ファンタジー〕</text:p>
      <text:p text:style-name="P1"/>
      <text:p text:style-name="P1">【登録必須キーワード】</text:p>
      <text:p text:style-name="P1">指定無し</text:p>
      <text:p text:style-name="P1"/>
      <text:p text:style-name="P1">【キーワード】</text:p>
      <text:p text:style-name="P1">ヒストリカル 魔女 聖女 疫病</text:p>
      <text:p text:style-name="P1"/>
      <text:p text:style-name="P1">【あらすじ】</text:p>
      <text:p text:style-name="P1">魔女と聖女シリーズその１</text:p>
      <text:p text:style-name="P1"/>
      <text:p text:style-name="P1"/>
      <text:p text:style-name="P1">【掲載部分数】</text:p>
      <text:p text:style-name="P1">10</text:p>
      <text:p text:style-name="P1"/>
      <text:p text:style-name="P1">【初回掲載日時】</text:p>
      <text:p text:style-name="P1">2017-03-09 20:25:59</text:p>
      <text:p text:style-name="P1"/>
      <text:p text:style-name="P1">【最終掲載日時】</text:p>
      <text:p text:style-name="P1"><text:soft-page-break/>2017-03-10 18:50:59</text:p>
      <text:p text:style-name="P1"/>
      <text:p text:style-name="P1">【感想受付】</text:p>
      <text:p text:style-name="P1">感想を受け付ける（ユーザからのみ）</text:p>
      <text:p text:style-name="P1"/>
      <text:p text:style-name="P1">【レビュー受付】</text:p>
      <text:p text:style-name="P1">レビューを受け付ける</text:p>
      <text:p text:style-name="P1"/>
      <text:p text:style-name="P1">【評価受付】</text:p>
      <text:p text:style-name="P1">評価を受け付ける</text:p>
      <text:p text:style-name="P1"/>
      <text:p text:style-name="P1">【開示設定】</text:p>
      <text:p text:style-name="P1">すべての一覧で表示</text:p>
      <text:p text:style-name="P1"/>
      <text:p text:style-name="P1">【評価】</text:p>
      <text:p text:style-name="P1">総合評価: 0pt</text:p>
      <text:p text:style-name="P1">評価者数: 0人</text:p>
      <text:p text:style-name="P1">お気に入り登録: 0件</text:p>
      <text:p text:style-name="P1">文章評価: 平均0pt 合計0pt</text:p>
      <text:p text:style-name="P1">ストーリー評価: 平均0pt 合計0pt</text:p>
      <text:p text:style-name="P1"/>
      <text:p text:style-name="P1">------------------------- 第1部分開始 -------------------------</text:p>
      <text:p text:style-name="P1">【サブタイトル】</text:p>
      <text:p text:style-name="P1">目次</text:p>
      <text:p text:style-name="P1"/>
      <text:p text:style-name="P1">【本文】</text:p>
      <text:p text:style-name="P1">目次</text:p>
      <text:p text:style-name="P1">序　導入</text:p>
      <text:p text:style-name="P1">第一章　偶然性はアイロニー</text:p>
      <text:p text:style-name="P1">第二章　バザールは伽藍堂</text:p>
      <text:p text:style-name="P1">第三章　生存から生存者へ</text:p>
      <text:p text:style-name="P1">第四章　生の魔女と火にかけた魔女</text:p>
      <text:p text:style-name="P1">第五章　宿命は交わる平行線</text:p>
      <text:p text:style-name="P1">第六章　物語の終わりと最後の訪問者</text:p>
      <text:p text:style-name="P1">第七章　構造と無力</text:p>
      <text:p text:style-name="P1">終幕　　光の父からの贈り物</text:p>
      <text:p text:style-name="P1"/>
      <text:p text:style-name="P1"/>
      <text:p text:style-name="P1"/>
      <text:p text:style-name="P1"/>
      <text:p text:style-name="P1"><text:soft-page-break/>――――――――――――――――――</text:p>
      <text:p text:style-name="P1"/>
      <text:p text:style-name="P1"/>
      <text:p text:style-name="P1">汝逃れ得ざる支配をなし</text:p>
      <text:p text:style-name="P1">しかもわれらに逃れよと言えり</text:p>
      <text:p text:style-name="P1">故に汝の命令と禁令との間に罪あり</text:p>
      <text:p text:style-name="P1">杯を覆して酒を漏らすなと言うに等し</text:p>
      <text:p text:style-name="P1"/>
      <text:p text:style-name="P1">『ルバイヤート』より</text:p>
      <text:p text:style-name="P1"/>
      <text:p text:style-name="P1">――――――――――――――――――</text:p>
      <text:p text:style-name="P1"/>
      <text:p text:style-name="P1"/>
      <text:p text:style-name="P1"/>
      <text:p text:style-name="P1"/>
      <text:p text:style-name="P1">------------------------- 第2部分開始 -------------------------</text:p>
      <text:p text:style-name="P1">【サブタイトル】</text:p>
      <text:p text:style-name="P1">序　導入</text:p>
      <text:p text:style-name="P1"/>
      <text:p text:style-name="P1">【本文】</text:p>
      <text:p text:style-name="P1">１</text:p>
      <text:p text:style-name="P1">　教皇暦447年菖蒲の月、輓近王都で流行する謎の奇病に対して、時の皇帝は厳戒宣言を渙発。同年凌霄花の月、都にて疫病は猖獗を極める。関門による区画の封鎖、防疫線の布置などが講じられたが、すべての施策は遅きに失した。秋の始め、教皇直轄機関である星室庁は独自に編制した若干名の調査隊を各地方へと派遣。疫病が最も早く知られた地である北東山間部地方への聞き取り調査によって、病の発祥となった村の名を特定。同報告書の記述を仮りれば、該村には「悲観的でない程の生存者がある」という。</text:p>
      <text:p text:style-name="P1"/>
      <text:p text:style-name="P1">２</text:p>
      <text:p text:style-name="P1">　とある詩人はいった。「神は後の世の人間が悲劇の題材とするために不幸をおつくりになる」と。聖女信仰の根強いこの世界で、民衆たちから救済の聖女と崇められ、教皇庁からその異端を断罪された禁断の魔女オリヴィア――彼女の凄絶な前半生を知る者は少ない。これより紡がれるは、魔女の引き起こした悲劇か、あるいは……。</text:p>
      <text:p text:style-name="P1"/>
      <text:p text:style-name="P1">------------------------- 第3部分開始 -------------------------</text:p>
      <text:p text:style-name="P1">【サブタイトル】</text:p>
      <text:p text:style-name="P1">第一章　偶然性はアイロニー</text:p>
      <text:p text:style-name="P1"/>
      <text:p text:style-name="P1">【本文】</text:p>
      <text:p text:style-name="P1">１</text:p>
      <text:p text:style-name="P1"><text:soft-page-break/>　舞台はと或る小さな村。平穏な村のはずれに佇む森近くの小屋に、若い母娘が住んでいた。娘であるオリヴィアは生まれてこのかた村の外へ出たこともなく、優しい母と陽気な村の子供たちに囲まれて迚も幸せな日々を送っていた。家計はたいへんに貧しかったが、母娘は助け合い励み合って糊口を凌いでいて、その道徳的で極貧な生活は、誰もが天国へ続いているものとして想像するまさにその通りのものだった。《</text:p>
      <text:p text:style-name="P1">「――ねえお母さん。わたしたちの家って、お父さんが居ないから貧乏なの？」</text:p>
      <text:p text:style-name="P1">「そうかもしれないわね」</text:p>
      <text:p text:style-name="P1">「いつか、お金持ちになれるかしら？」</text:p>
      <text:p text:style-name="P1">「ええ。きっとね」</text:p>
      <text:p text:style-name="P1">「お金持ちになれたら、お母さんは今よりもっと楽できる？」</text:p>
      <text:p text:style-name="P1">「ええ。でも母さんはもう充分よ。今の生活で満足しているの。それにこうやってつつましく毎日過ごしているとね、いつか天国へ行くことができるのよ」</text:p>
      <text:p text:style-name="P1">「ほんと！？　わたし、お母さんと一緒に天国に行けるなら、うれしいな！」》</text:p>
      <text:p text:style-name="P1">　娘は健やかにすくすくと育った。やがて初夏が訪れて麦穂が頭を垂れるほどに実ると、収穫の時期がやってきて、村人たちは全ての実りを刈り取ってゆく。刈り取られなかった麦は、ただ地に落ち溢れるだけ。おおよそこのように、いつまでも実り続ける幸福とは存在しない。母親のために花冠を編んでにっこりと微笑む少女、その受難の日々は近く、村では既に不穏な黒雲が静かに勢を増していた。</text:p>
      <text:p text:style-name="P1"/>
      <text:p text:style-name="P1">　いまだかつて見たことも聞いたこともない奇妙奇怪な病が、突如として村で伝染し始めた。その病はゆっくりと併し確実に村びとたちの輪の中へと入り込み、ひとりまたひとりと感染者の列に加えていった。されば活気のあった村は次第に陰鬱となり、大路で賑やかに遊ぶ子どもたちの声もばたりと聞かれなくなった。ひとたび感染すれば対処法も未知のため、致命的な結果は避けられない。それはまさしく「死の疫病」に相応しい。</text:p>
      <text:p text:style-name="P1">　少女の母親は、たったひとりのかけがえない娘を疫病から守るための奮闘に余念がなかった。小屋の窓は板と釘で堅く鎖し、娘には外出を厳しく禁じた。毎朝毎晩、主への祈りを一日とて欠かすことなく、治療に有効な食物やまじないの噂があれば、すぐに聞き出して手帳へと書き留めた（もっともそれらの大半は誰かが苦し紛れに考え出した夢想物で、さだまった用途と言えば、醫者が治療代わりに用いるむなしい努力のみせかけにすぎなかったが）。</text:p>
      <text:p text:style-name="P1">　オリヴィアは自身を取り巻くそんな状況をほとんど知らされないまま、ただわずかに知り得た知見といえば、外出することを絶対といってよいほどまでに禁じられる以前、村一番の親友であるメアリーと交した断片的な会話のみだった。《</text:p>
      <text:p text:style-name="P1">「ねえメアリー、どうしてこの頃、誰も野原で遊んで居ないのかしら？」</text:p>
      <text:p text:style-name="P1">「知らないの？　悪い病気が流行ってるからよ」</text:p>
      <text:p text:style-name="P1">「そうなの？」</text:p>
      <text:p text:style-name="P1">「オリヴィアはまだ聞かされてないの？　……ここだけの話、そういう病気にかかったら、助からないかもしれないんだって」</text:p>
      <text:p text:style-name="P1">「ええっ！？」</text:p>
      <text:p text:style-name="P1">「だって治らないもの。誰も治す方法を知らないの。だから、お互いに気をつけようね」</text:p>
      <text:p text:style-name="P1"><text:soft-page-break/>「うん……」</text:p>
      <text:p text:style-name="P1">》</text:p>
      <text:p text:style-name="P1">　ついに王都にまで疫病の魔手が及びはじめた時分、とある悲劇的な噂が流言された。それはいま地上を襲っている災いはまさしく神の裁きであり、世界はもはやこの疫病から逃れる術を持たないだろうという蜚語、またある別の人々はその悪名から、この疫病は魔女か悪魔の齎したものに違いないと考えていた。いずれにせよ、いつまで経っても状況が芳しくないことには変わりなかった。</text:p>
      <text:p text:style-name="P1">　ある日、とうとう母親の恐れていた事態が起こった。洗濯の手伝いをしていた娘が途中で倒れ、語り伝えられている通り、倦怠より寝床から一歩も動けなくなったのだ。それはまるで散々聞かされてきた物語の筋書きを、今度は劇として眼前で観せられるようなものだった。劇の主役は娘であり、数多の役者と同じように終幕まで舞台から降りることは許されない。なぜ繰り返されるのか、なぜ神はこんなにもたくさんの人々に同じ悲劇を演じさせるのだろう――咳の合唱、痙攣の舞踏、苦悶の独白、そんなものを幾度でもご覧になりたいとでもいうのだろうか？《</text:p>
      <text:p text:style-name="P1">「お母さん、ごめんなさい。まだ仕事が終わってないのに……」</text:p>
      <text:p text:style-name="P1">「いいのよ、あなたは病気なんだから、ゆっくり休みなさい」</text:p>
      <text:p text:style-name="P1">「ねえ、私の病気って……」</text:p>
      <text:p text:style-name="P1">「すぐ治るわ。良い子にしていれば、きっと。お医者様があなたを診察に来てくれるし、お母さんだって治療法を一生懸命探すから……」</text:p>
      <text:p text:style-name="P1">「死んじゃうかもしれないんだね」</text:p>
      <text:p text:style-name="P1">少女の覚悟したような声調に悟って、母親は涙ぐみ乍ら、されば世に真実とされる事柄を語った。</text:p>
      <text:p text:style-name="P1">「……そうね。でも死は終わりではないのよ。あなたはこれから、とっても素敵な場所に行くのよ」</text:p>
      <text:p text:style-name="P1">「ねえお母さん、泣いてるよ……私が死んじゃうから？　それとも離れ離れになっちゃうから？」</text:p>
      <text:p text:style-name="P1">「そうかもしれないけど、きっと、そうじゃないわ。私たちはずっと一緒に居られるのよ、永遠に、何時までも。いつかそんな日が来るの。あなたはもう賢い歳だから、解るでしょう？」</text:p>
      <text:p text:style-name="P1">「うん。わかる……」</text:p>
      <text:p text:style-name="P1">》</text:p>
      <text:p text:style-name="P1">　ゆっくりと進行してゆくこの病魔は、されど最後には確実に病者の生命を奪う、現世で残された時間は僅かなものだった。娘を甲斐甲斐しく看病する傍ら、母親は必死になって治療法を求め、その渇望で夢にまで魘された。一方、すでに村びとの幾人もがこの病に罹っていると薄（うっす）ら知っていた少女は、この境遇をすっかり受け入れ、母がひと昔前のように優しく甘えさせてくれることを何よりも喜んだ。</text:p>
      <text:p text:style-name="P1">　来る日も来る日も、母親は様々な薬を煎じて娘に与えた。幸か不幸か、裏の森にはとりどりの木の実や薬草が生えていて、そのうちのどれか一つ、またはその組み合わせのひとつが疫病に対する劇的な治療薬となるやもしれなかった。されど茫洋たる確率の多岐に、そのような妙薬を見つけ出すことは依然としてできず、苦痛を和らげる術さえないまま、娘の症状はひとつ先の段階へと進んだ。</text:p>
      <text:p text:style-name="P1">「ううん。全然怖くないよ。お母さん、そんなに心配しないで、たまには休もう？」</text:p>
      <text:p text:style-name="P1">　少女は何かが終わってしまったのだと感じた。今まで過ごしてきた平穏な日常を支えていた太い柱が根からぽっきりと折れて、均衡を崩した世界はもう二度と元へは戻らない。豆の木は伐られたのだ。そうして<text:soft-page-break/>みるとこの地上は、こんなにも悪いもので溢れて、住みやすいとはとても言えない環境で。はやく母の言っていた「素敵な世界」が来て欲しいと、夜の寝床で苦痛に耐えながら少女は夢想した。</text:p>
      <text:p text:style-name="P1">　冒されている病が重篤なものとなってゆくに連れて、恐怖は次第に遅れてやってきた。しかし今更怖いなどとは言い出せず、また無為なことだった。死に向かってゆく人々は、誰しもこのような絶望的な気持ちなのだ。死に打ち克てるのはこの世でたったひとりだけ、後の者は皆みすぼらしい棒きれを持ち、恐ろしい姿をした怪物にひとりで立ち向かってゆく哀れな兵士として、勝てるわけもない戦いに挑み、敗者として地に伏し、生死の境目で気ままに弄ばれ、最後には累々たる虚無の谷底へと投げ落とされる。そしてそうした谷底から再び這い上がれるのは、穢れのない軽い魂だけなのだった。</text:p>
      <text:p text:style-name="P1"/>
      <text:p text:style-name="P1">　絵札（カード）が反転することになったその夜、朦朧たる意識の中で、少女は不思議な囁き声を聴いた。それは物静かでとても落ち着く声で、甘く蕩けるような紫煙の香りを伴っていた。少女は姿の見えないその存在に、伝えたい事があって声を出そうとする。しかしうまく言葉を紡げない。夢の中のように、自分の体も思い通りに動いてくれない。そのうち声は遠ざかり、少女は寝汗の感触によって覚醒の世界へと引き戻される。もう何日も昏睡と譫妄を繰り返し、昼夜の区別さえままならない状態に居たのだ。あらゆる悪夢をこの目で見て、それを全て忘れてしまった人のように、少女はなんとも言えない感触に身震いした。寝具から上体を起こすと、少女は、蝋燭の光が差し込む隣の部屋へふらつく体で歩いていった。</text:p>
      <text:p text:style-name="P1">　居間ではもう何日も睡眠を取っていなかった彼女の母親が、力尽きたように机に突っ伏して眠っており、その側に濡れたすり鉢と汚れた羊皮紙が転がっていた。ふと、少女を包み込むような甘い香りが部屋中に漂った。その香はすり鉢から発せられていて、先ほど見た夢の感触にも似てどこか懐かしかった。少女はとりあえず、散らかっていた道具と紙片と衣類を片付け、もう随分掃除されていない床を絞った雑巾で拭いた。木の実の汁が染みになってどうしても落とせない箇所があり、一旦は途方に暮れ、それでも負けじと一所懸命床をこすっているうちに、起きてきた母親に指摘され、少女ははじめて自分が快癒していることに気付いた。</text:p>
      <text:p text:style-name="P1">　病魔が彼女の中から去った奇跡的なその朝、母と娘は共に歓びを分かち合った――抱き合って、頬を目一杯に摺り寄せながら。それから2,3日もすれば少女はすっかり元のようになり、今まで死の影に怯えていたことなど考えられない健康躰となった。少女は目を丸くして母親に尋ねる、一体どうやってこんなに素晴らしい薬が作れたの？　少女の母親はただ微笑み、穏やかな瞳でただ「偶然に」とだけ答えた。</text:p>
      <text:p text:style-name="P1"/>
      <text:p text:style-name="P1">２</text:p>
      <text:p text:style-name="P1">　少女は喜んだ。これから母が受けるべき賞賛と栄誉のことを、思うと胸がわくわくするのだった。まだ治療法が見つかっていない流行病、いまや世界を滅ぼしつつある病の治療薬を、母は発見したのだ。偶然とはいえ、これで苦しんでいる大勢の人々が救える。数えきれない数の諸民が母に感謝し、たくさんの褒賞が支払われるだろう。これまでのように貧しい暮らしを続ける必要はなくなり、世界を救った恩人として世に感謝され、尊敬され、残りの人生のすべてを王宮かそれに匹敵する豪奢な場所の中で暮らすことができる。かつておとぎ話に出てきた可憐なお姫様――幸福な結末と裏腹に途切れてしまったその物語の続きを、今はこの目で見ることすら叶うだろう。</text:p>
      <text:p text:style-name="P1">　ところが母親は、いつまで経ってもこの絢爛な夢想を実行に移す気配がなかった。古びた揺り椅子に独<text:soft-page-break/>り腰掛け、窓辺で物憂げな溜息をつく様は、まるで別の病気にかかってしまったかのようで。どうして母はこんなにも幸運な機会を逃すのか、少女は説得し、必死に母を揺り椅子から動かそうとした。《</text:p>
      <text:p text:style-name="P1">「ねえお母さん、はやく村のみんなにこの薬のことを伝えよ？　たとえ全員分つくれなくても、充分感謝されると思うし、みんなに作り方を教えてあげて！」</text:p>
      <text:p text:style-name="P1">「うん……そうね、そうかしらね」</text:p>
      <text:p text:style-name="P1">「どうしたの…？　どこか具合でも悪いの？　みんなお母さんを待ってるよ？」</text:p>
      <text:p text:style-name="P1">「この薬があれば、本当にみんなを救えるのかしら…？」</text:p>
      <text:p text:style-name="P1">「当たり前！　私は治ったじゃない――薬は本物だよ！」</text:p>
      <text:p text:style-name="P1">》</text:p>
      <text:p text:style-name="P1">繰り返される問答と母の煮え切らない態度とに、少女はますます焦燥を覚えた。一体母が何を悩んでいるのかわからず、あれほど必死に自分のため駆けずり回ってくれたと言うのに、ついつい心無い言葉を浴びせてしまうことすらあった。けれども無垢な少女の視界は、少し手を伸ばしさえすれば届くはずの幸福な景色に夢中になっていて、どうかそれを手に入れて欲しい、幸福になって欲しいという一心で、少女は訴え続けたのだのだ。汚れなきその純真が、ついに母親を行動へと衝き動かすまで。</text:p>
      <text:p text:style-name="P1">　あくる日、母親は透徹した薄紫色の液体が詰まった薬瓶を籠に伴って、久方ぶりに下界へと降りていった。早朝、出発を見送る少女の歓喜が、朗らかな笑い声と共に、いつまでもいつまでも祝福の鐘のように残響していた。</text:p>
      <text:p text:style-name="P1">　オリヴィアの母が魔女として処刑されたのは、その夜だった。</text:p>
      <text:p text:style-name="P1"/>
      <text:p text:style-name="P1">------------------------- 第4部分開始 -------------------------</text:p>
      <text:p text:style-name="P1">【サブタイトル】</text:p>
      <text:p text:style-name="P1">第二章　バザールは伽藍堂</text:p>
      <text:p text:style-name="P1"/>
      <text:p text:style-name="P1">【本文】</text:p>
      <text:p text:style-name="P1">１</text:p>
      <text:p text:style-name="P1">　いつまで経っても母が帰らないので、心配して村へ追うように降りていった少女の許へ、悲しい知らせが追うように舞い込んだ。曰く一人の忌むべき魔女、村外れの小屋に住む除け者が、今宵の正義の下に科刑されたというのだ。疲労を押してその作業に携わったという村人の語り草はどこか安息で、これでこの世界から病弊が一つ取り除かれたとでも言うように、少女の底の深い悲しみも見遣らずに、一方的に会話を打ち切ってその場しのぎの己の安らぎを家路へと急がせた。後ろ姿を傴ませ淀んだ咳をする村人を、絶望の眼で膝をつき涙する少女の悲しみが、呆然自失の形相でしばらく見つめていた。</text:p>
      <text:p text:style-name="P1">　少女はそこに座り尽くしていた。告げられた不吉な音綴の羅列を、いつまでも拒絶するかのように。そんなことはありえないと知っているのに、母がもうこの世から居なくなってしまったと想像しては、途轍もない悲しみに暮れてしまい、立ちどころにその場から一歩も動けなくなるのだった。</text:p>
      <text:p text:style-name="P1">「嘘よ。こんなこと嘘に決まってる。お母さんが魔女だなんて、そんなのありえないのに、どうして、……」</text:p>
      <text:p text:style-name="P1">何が起こったのか、少女には見当もつかなかった。確かに魔女は野山の植物からいろいろな薬を作り出すと伝え聞いたことがある。人を惚れさせる薬や口の堅い者から真実を訊き出す薬など、にわかに信じがた<text:soft-page-break/>い逸話も多い。けれども大勢の人々を救うための薬を魔女が作ったなんて、そんな話は聞いたことが無い。だから母が魔女と間違われるなんてあり得ない、それが少女の確信めいた必然だった。</text:p>
      <text:p text:style-name="P1">　されど必要なのは真実を確かめる勇気で。少女は不器用に顔を拭ってから、話を宛てに村の広場へと向かった。虚ろな瞳からは涙さえ消え、黙した口は一文字に固く閉ざして。</text:p>
      <text:p text:style-name="P1">　広場で何かが燃やされたのは明らかだった。地面は黒く焦げて不自然な熱で歪んでいる。話通りなら、此処で魔女を処刑したのだという。この村でそんな残酷な行為が行われたこと自体、少女には信じがたかった。村はいつも優しく少女を守るだけの存在だった。部外者を排除するようなこともない。こんな病が流行る前までは、立ち寄った旅人を皆で歓待したりしていたのだ。まるで昨日のことのように少女はその宴の様子を覚えている。あんなに陽気でのどかで素晴らしい村だったのに、疫病が何かを変えてしまったのだろうか？　村人たちは昨夜、本物の魔女を見つけて処刑したのだろうか？　それとも……</text:p>
      <text:p text:style-name="P1">　やがて散乱する燃えがらのひとつに母の遺愛の晴れ着を見出したとき、悲鳴とも慟哭ともつかない叫びが少女から上がった。</text:p>
      <text:p text:style-name="P1"/>
      <text:p text:style-name="P1">　村人は誰も母のことを信じなかった。娘は絶望に暮れ、逃げ惑うように小屋へ引き返す。今や彼女は魔女の娘として疎まれ、排斥されるべき存在となった。かつて少女の知り合いだった者たちは、道ですれ違っても彼女のことを無視する。けれどそれはじつは慈愛に満ちた行為で、本当なら村長に報告して突き出さなければならなかっただろう……。</text:p>
      <text:p text:style-name="P1">　かくて偶有した幸福への奇貨は、いともたやすく少女を裏切り、少女から最もかけがえのない愛を奪った。世界を被覆する疫病は未だ解決されていないばかりか、永遠に母の活躍によって済度されることはないのだ。泣き濡れながら逃げ帰り、かつて母と暮らした小屋の扉を内側から堅く閉ざしたとき、少女の心もまた閉ざされた。</text:p>
      <text:p text:style-name="P1">　それからの少女は誰にも理解されることを拒み、震えるような悲しみの底でおのが孤独を抱き竦めて過ごした。母の優しさの遺したものは、幻想に沈む数々の思い出と、生々しい血と悲鳴で湿した羊皮紙だけだった。そこに記された治療薬は少女でも簡単に調合できるものだったが、もはや誰に作って遣るつもりもない、少女はただこの疫病により、憎むべき村や世界が壊滅的な被害を被ることだけを望んでいた。《</text:p>
      <text:p text:style-name="P1">「今日も、弔いの鐘が鳴っているわ……あんな馬鹿な村人たちなんて、一人残らず疫病にやられてしまえばいいのよ！」</text:p>
      <text:p text:style-name="P1">》</text:p>
      <text:p text:style-name="P1">　呪いの言葉を囁きながら、少女は黙示的な裁きによるこの世の終わりを願った。それはとても静かな、ある種の修道院を彷彿とさせる蕭条たる生活だった。このままいずれ世界は完全な闇に沈むだろう。少女は方舟からその様子を見守った。</text:p>
      <text:p text:style-name="P1">　処刑された母親の遺志を継ぎ声高に治療薬の存在を叫ぶことは、おのが無力を省みない愚かな行為であるばかりか、世界から裏切られた母への裏切りであると少女には感じられた。もはや十字に祈ることも、世界の穏和を願うことも亡母（はは）への冒涜だった。少女の失望が母の思い出とともに孤独の闇へ沈んだことは、さすれば世界への消極的復讐を果たすという野望的な行為であった。</text:p>
      <text:p text:style-name="P1"/>
      <text:p text:style-name="P1">　ある日、とうとう食糧が心もとないというので、市の立つ村へ少女は出かけることにした。念のために薬を<text:soft-page-break/>煎じ、たとえ死人の上を踏みつけに歩いても全然問題ないようにして。ただひとつ心配事は、村人たちが自分のことを魔女の娘として捕らえ、尋問にかけたりしないだろうかということだったが、いざ村の表通りへと降り立ってみると、その心配はすっかり霧散した。</text:p>
      <text:p text:style-name="P1">　市場の立つべき日だと言うのに、村の通りにはほとんど何もなく、誰も少女を捕まえようとするような活気ある人物は見当たらなかった。まばらな人影はみな顔を覆い隠して怯えるようにして歩き、目当てのものが皆目見あたらない虚構の市を彷徨っている。その哀れさに、少女はほとんど喉元まで出かかっていた笑みを抑えることができなかった。ああ、素直に母の忠告に従っていれば、今ごろこんなことにはなっていなかったでしょうに！《　</text:p>
      <text:p text:style-name="P1">　「でも、これからどうやって暮らそう？　この分だと、来月には市場なんて失くなっちゃう。そうだ、いっそ泥棒でもすればいいのかしら？　そうよ、疫病で一家全員死に絶えた家から、好きなだけものを盗めばいいのよ。どうせそんなところ誰も立ち入ろうとはしないでしょうし、中にある品物なんて誰も欲しがらない。そんな無価値なものなら、ただで貰ってしまっても構わないわ。私は魔女の娘なんだから、それくらいのことをしてもいいわよ」</text:p>
      <text:p text:style-name="P1">「そう考えると楽しみね、この村のみんなが息絶えたとき、私は村で一番の大金持ちになれるのよ。……ほんとうに、誰ひとり残らず居なくなってしまうのかしら？」</text:p>
      <text:p text:style-name="P1">》</text:p>
      <text:p text:style-name="P1">　嗤笑しながら計画を立てる少女――オリヴィアの脳裏にふと過ぎったのは、幼年時代の思い出、メアリーとこの通りで暮れるまで遊んだ日々の愉しさだった。そういえばメアリーはどうしているのだろう。息災だろうか？――そんな無邪気な疑問が、彼女の足どりを機械論的に動かしていた。</text:p>
      <text:p text:style-name="P1"/>
      <text:p text:style-name="P1">２</text:p>
      <text:p text:style-name="P1">　立派な構えをした一軒の家の前に立ち、呼び鈴を鳴らす。こんな状況になっても辛うじて親友として頼めそうなのは、思い返せばメアリーだけだった。だとしても、たとえ最悪のことが起こっていたとしても、決して悲しまないとオリヴィアは心に誓った。メアリーとて、所詮は愚かな村人の仲間なのだ。</text:p>
      <text:p text:style-name="P1">　いつまで経っても返事がないので、オリヴィアは意を決して中に立ち入る。迎える影は居らず、ひどい腐臭が居間から拭いきれず漂ってくる。ここで誰か死んだのだ。不思議とオリヴィアには何の実感も沸かなかった。これはただの摂理、あるいは母を裏切った結果として生じる当然の報いだとみずからに繰り返し言い聞かせて、こみ上げてくる吐き気は御しながら進んだ。いくつもない部屋を適当に探索した後、かすかな記憶を頼りに寝室へ向かうと、そこにはメアリーを含め家族３人が仲良くベッドで魘されていた。もう床から起き上がることは誰にもできず、そのままの状態で何日か経っているようだった。いずれもかなり危うい状況であることは《お醫者様》でなくとも窺い知れた。</text:p>
      <text:p text:style-name="P1">　オリヴィアは悲しくなった。身無しの身になってから唯一の味方だった「災い」が、こんな形でかつての友人に襲い掛かっているのを見ると、捨てようと決した良心がふたたび彼女に生温かくすがりついてくるのを感じるのだった。</text:p>
      <text:p text:style-name="P1">　オリヴィアはメアリーのか細く白い、熱を帯びた手にそっと触れてみた。そこに感傷はなく、感染を恐れる余人には決してできぬ行為だということに思いを馳せるだけで、燃えるような優越感がオリヴィアの背中を立ち上った。そのとき復讐者としての彼女に、素晴らしい天啓が舞い降りたのだった。</text:p>
      <text:p text:style-name="P1"><text:soft-page-break/>「そうよ。あなただけは助けてあげましょう。世界中の人間が死んだら、私は一人ぼっちになっちゃうんだから」</text:p>
      <text:p text:style-name="P1"/>
      <text:p text:style-name="P1">------------------------- 第5部分開始 -------------------------</text:p>
      <text:p text:style-name="P1">【サブタイトル】</text:p>
      <text:p text:style-name="P1">第三章　生存から生存者へ</text:p>
      <text:p text:style-name="P1"/>
      <text:p text:style-name="P1">【本文】</text:p>
      <text:p text:style-name="P1">１</text:p>
      <text:p text:style-name="P1">　何日かぶりにメアリーは意識を取り戻した。最初はかすかな光だったが、やがて確実に強くなっていく内なる光に優しく揺り起こされて、彼女の生命はしっかりとその下に存在を繋ぎ止めたのだ。まるで暗く寒い森の中を遭難者として彷徨っていて、すべてが心細かったのを、行く手にみすぼらしい小屋が現れその主人が暖炉を焚いて歓迎してくれる、そんな気持ちで迎える鮮やかな覚醒だった。</text:p>
      <text:p text:style-name="P1">　しかしそれにしても、寝入ったときとは全然見当違いな場所にいることにメアリーは驚いた。ここは確か、幼い頃よく戯びに訪れたオリヴィアの家ではなかったか。</text:p>
      <text:p text:style-name="P1">「おはよう。メアリー、そろそろ何か食べない？　こんなに長いあいだ何も食べてないと、病気になってしまうわよ」</text:p>
      <text:p text:style-name="P1">混乱したまま臥所から身を起こしたメアリーに、親友であるオリヴィアが気さくに話し掛けた。最後に会ったときより少々痩せているように見えたが、どうやら彼女は「疲れ病」にはかかっていないらしい。せっせと床を掃き掃除などしている。その元気な様子にメアリーはほっとした。</text:p>
      <text:p text:style-name="P1">「あ……お願い」</text:p>
      <text:p text:style-name="P1">頭の中でぐるぐると渦巻く疑問をぶつけようかと迷っているうちに、料理が運ばれてきて、会話は一旦途切れた。黙々と手を止めず食べ続けなければならないほど、メアリーは自分でも気が付かないほど空腹の状態にあったのだ。</text:p>
      <text:p text:style-name="P1">「オリヴィアは、病気は大丈夫なの？」</text:p>
      <text:p text:style-name="P1">食べ終わってから、心配からメアリーがそう尋ねると、</text:p>
      <text:p text:style-name="P1">「私は大丈夫だし、あなたも多分大丈夫、もう治ったのよ」</text:p>
      <text:p text:style-name="P1">オリヴィアはあっさりそう答える。その主張をメアリーはすぐには信じられなかった。</text:p>
      <text:p text:style-name="P1">「治った？」</text:p>
      <text:p text:style-name="P1">「うん。だって、気分悪くないでしょう？　こんなにいっぱい食べたんだもの。ほら、顔がソースで汚れてるわよ」</text:p>
      <text:p text:style-name="P1">そういって母親のようにメアリーの顔を拭いてやるオリヴィアの様子は、以前よりどこか大人びているように感じられて、メアリーは少し面食らった。</text:p>
      <text:p text:style-name="P1">「あ、うん。ありがと……」</text:p>
      <text:p text:style-name="P1">「どういたしまして。ねえ、メアリー、またあなたの声が聞けて嬉しい。本当にそう思っているの」</text:p>
      <text:p text:style-name="P1">そう言ってオリヴィアは微笑む。しかし泣きそうな顔で、そのことにみずから気付いて苦笑した。メアリーは応じる。</text:p>
      <text:p text:style-name="P1"><text:soft-page-break/>「あたしもオリヴィアが元気で嬉しいな。でも、これってまるで奇跡みたい、あたしの病気が治るなんて。神様が助けてくださったのかしら？」</text:p>
      <text:p text:style-name="P1">ところがオリヴィアはそれを突き放すように、</text:p>
      <text:p text:style-name="P1">「きっと神様は、私たちのことを助けてくださるつもりは無いんじゃない」</text:p>
      <text:p text:style-name="P1">と述べるのみだった。</text:p>
      <text:p text:style-name="P1"/>
      <text:p text:style-name="P1">そんな会話の拍子、ふと疑問に思っていたことがメアリーの口から自然と洩れた。</text:p>
      <text:p text:style-name="P1">「ところでオリヴィア、あなたのお母さんは？」</text:p>
      <text:p text:style-name="P1">発してすぐ、メアリーは自分の過ちに気づかざるをえなかった。もしもオリヴィアの母親が病気に罹ってしまっていて、剰えであったなら、それはとても残酷なことではないか、と。しかしオリヴィアは別段悲しむような様子も見せず、不可解なことを口にした。</text:p>
      <text:p text:style-name="P1">「知らない？　魔女のこと」</text:p>
      <text:p text:style-name="P1">「え？」</text:p>
      <text:p text:style-name="P1">「この村で魔女が処刑されたのよ」</text:p>
      <text:p text:style-name="P1">「……知らない」</text:p>
      <text:p text:style-name="P1">「……お母さんは居ないの。きっとメアリーは臥せっていたから知らなかったのね。いいわ、全然気にしないで。私たちふたりとも親を失くしちゃったのよ。残念だけど受け入れるしか無いわ」</text:p>
      <text:p text:style-name="P1">その事実を告げられて、メアリーの目には思わず涙が浮かんだ。「疲れ病」に取り憑かれた以上、避けられないことだと知っていたはずなのに、頬を伝ってくる悲しみだけはどうしても避けられなかった。</text:p>
      <text:p text:style-name="P1">「パパ……ママ……」</text:p>
      <text:p text:style-name="P1">「泣かないで。あなたには、これからたくさん働いてもらわなくちゃいけないんだから」</text:p>
      <text:p text:style-name="P1">「？」</text:p>
      <text:p text:style-name="P1">メアリーが小首を傾げると、オリヴィアは続けて念を押すように言った。</text:p>
      <text:p text:style-name="P1">「いいでしょ？　あなたの命を助けたのは私なんだし。文句はないよね？」</text:p>
      <text:p text:style-name="P1">「うん。もちろんいいよ。ただ……ちょっと急すぎてびっくりしただけ。働くって？何をすればいいの？」</text:p>
      <text:p text:style-name="P1">オリヴィアは答えた。</text:p>
      <text:p text:style-name="P1">「村から食糧を取ってきて欲しいの。お母さんが魔女として処刑されたから、娘の私も村には出られないのよね」</text:p>
      <text:p text:style-name="P1">「え？」</text:p>
      <text:p text:style-name="P1">その話にメアリーが驚くのも仕方なかった。オリヴィアはこれまでの経緯を、滔々と幼馴染の大親友に語った。そうして紡がれる喪失の言葉の数々は、メアリーには到底信じがたいものだった。</text:p>
      <text:p text:style-name="P1">「そんな、ひどい……、ひどすぎるよ！　薬の作り方を教えに行ったのに、魔女だなんて！」</text:p>
      <text:p text:style-name="P1">「わかったでしょう？　あいつらは本当に最低の奴らなの。薬を作る女の人はみんな魔女、お医者様の言葉でないと信じない。だからこのまま惨めに死んでいくのがお似合いよ。メアリーもそう思うよね？」</text:p>
      <text:p text:style-name="P1">同意を求めるオリヴィアの声音は、その残酷な謂とは裏腹に、あまりにも深い悲しみで震えていて。</text:p>
      <text:p text:style-name="P1">「うん！　思う！」</text:p>
      <text:p text:style-name="P1">そう答えてメアリーは今にも泣き出しそうなオリヴィアを抱きとめた。そうした瞬間、この呪われた世界でメア<text:soft-page-break/>リーだけが、オリヴィアの気持ちを理解するたったひとりの味方となった。</text:p>
      <text:p text:style-name="P1">　しばらくふたりはそのまま身を寄せ合っていたが、やがてオリヴィアがメアリーの耳元でそっと甘く囁いた。</text:p>
      <text:p text:style-name="P1">「お願い、これから毎日村へ行って、私に教えて欲しいの。あいつらがどれくらい死んだのか、どの家から人が居なくなったのか、他の地方がどんな様子になってるのか、とかね。あと、これはお薬、念のため。じゃあ、気を付けていってね。食糧は数日分でいいから、すぐに戻ってきてね！」</text:p>
      <text:p text:style-name="P1">「わかった。オリヴィアも気をつけてよ。もし誰かがあなたを捕まえにやって来たら、すぐに逃げて！」</text:p>
      <text:p text:style-name="P1">「うん」</text:p>
      <text:p text:style-name="P1">上首尾を満足そうに微笑むオリヴィアの座り姿を背に、快癒したばかりのメアリーは、動けるようになった我が身の喜びを噛みしめつつ、急ぎ村へと駆けていった。</text:p>
      <text:p text:style-name="P1"/>
      <text:p text:style-name="P1">２</text:p>
      <text:p text:style-name="P1">「ねぇ、オリヴィア……？」</text:p>
      <text:p text:style-name="P1">「なぁに」</text:p>
      <text:p text:style-name="P1">「あの……この生活、いつまで続けるつもりなのかな、って」</text:p>
      <text:p text:style-name="P1">辺りはもう真夜中といってもよい時刻だった。夜闇を断続的に響く、篠突く雨の音だけがふたりの径庭を行き過ぐ。灯の傍らで編み物を続けるオリヴィアの背中に、メアリーは返答を待った。</text:p>
      <text:p text:style-name="P1">「もちろん、太陽が昇るまで……西から」</text:p>
      <text:p text:style-name="P1">オリヴィアは鼻歌をしながら、依然として上機嫌そうに編み物をやり続ける。</text:p>
      <text:p text:style-name="P1">「あのねオリヴィア、言いにくいんだけど。……こんなことやめない？」</text:p>
      <text:p text:style-name="P1">「こんなこと？」</text:p>
      <text:p text:style-name="P1">深刻そうにメアリーは「うん」と頷く。</text:p>
      <text:p text:style-name="P1">「……村、すごいことになってるよ。どんどん人が死んでるし、みんな他の場所へ移って居なくなっちゃう。病気になって動けない人は……」</text:p>
      <text:p text:style-name="P1">「大変そう。でも放って置きましょうよ」</text:p>
      <text:p text:style-name="P1">その訴えを最後まで聞くこと無くオリヴィアは言い遣る。</text:p>
      <text:p text:style-name="P1">「だめだよ！」</text:p>
      <text:p text:style-name="P1">「それしかできないのよ」</text:p>
      <text:p text:style-name="P1">「オリヴィアはこの目で見てないからそんなことが言えるんだよ！　ねえ、どうにかして、お願い！」</text:p>
      <text:p text:style-name="P1">そのときはじめて、オリヴィアは編み針を措いて椅子から立ち上がり、背後にいる親友の姿を射止めた。</text:p>
      <text:p text:style-name="P1">「ねぇメアリー、まさか薬の作り方を教えに村へ行けだなんて、私に言わないよね？」</text:p>
      <text:p text:style-name="P1">その声色は、静かな怒りに震えて。</text:p>
      <text:p text:style-name="P1">「それは……」</text:p>
      <text:p text:style-name="P1">メアリーは思わず口籠ったが、果たしてそれこそが彼女の望んでいる結論だった。オリヴィアはいよいよ激昂しながら言った。</text:p>
      <text:p text:style-name="P1">「忘れたの？　お母さんがどういう目にあったのか。あなた、私に死ねって言うつもり？」</text:p>
      <text:p text:style-name="P1">「違うよ！　そうじゃないよ。そうじゃないけど、きっと何か方法が……」</text:p>
      <text:p text:style-name="P1">「方法って何！？　方法なんてものがあるなら、もしそんな魔法みたいなものがあるのなら、私のお母さん<text:soft-page-break/>はどうして死んじゃったのよ！答えて？」</text:p>
      <text:p text:style-name="P1">「ごめん、ごめんって。あたしには分かんないよ。でも、でもね、ほら知ってるでしょ、パン屋のおじさん。私たちにすごく優しくって人気者だった、ジョンおじさん。あの人も疲れ病にかかっちゃって、もうそんなに長くないって……あたしきょうはじめて知ったの。それでね、オリヴィアもあのパンが大好きだったなって思い出して、それで……」</text:p>
      <text:p text:style-name="P1">「私が助けたくなると思った？」</text:p>
      <text:p text:style-name="P1">オリヴィアは無関心な冷酷者の仮面を装って問いかける。メアリーはじれったそうに言う。</text:p>
      <text:p text:style-name="P1">「だって、あの人が病気で倒れたってことは、もうカイトだって危ないんだよ……」</text:p>
      <text:p text:style-name="P1">唐突に口に出された“カイト”という名前の響きに、懐かしさと奇妙な馴れ馴れしさを感じて、オリヴィアは立ち止む。”カイト”というのはたしかパン屋の息子で、メアリーのいちばん親しい男友達の名ではなかったか。オリヴィアはやや呆れてメアリーを見遣った。</text:p>
      <text:p text:style-name="P1">「……結局それじゃない」</text:p>
      <text:p text:style-name="P1">「な、なによ！　オリヴィアだって一緒によく遊んでる友達でしょ、心配じゃない！？」</text:p>
      <text:p text:style-name="P1">「残念だけど、私はあの子のことあんまり好きじゃないな。メアリーを取られちゃうから」</text:p>
      <text:p text:style-name="P1">数年前の苦い体験がオリヴィアの記憶に蘇る――あの頃は本当にメアリーが大好きで、片時も離れたくなかったのに、ひとたびカイトのことになるとメアリーは夢中で構ってくれなくなるか、心ここにあらずといった感じで淋しかった。そうしてメアリーが自分のことを友達と思ってくれないとか、じつは自分のことが嫌いなのではないかとひどく落ち込んだが、やがて成長するに連れ、メアリーがオリヴィアに示す「好き」とカイトに示す「好き」では、同じ言葉でも大きな意味の隔たりがあることに気付いて、心底愕然としたものだった。</text:p>
      <text:p text:style-name="P1">「そんなことないよぉ……どっちも大事にしてるよ」</text:p>
      <text:p text:style-name="P1">白白とそう言ってのけるメアリーに、ともかくもオリヴィアは非情に応接する。</text:p>
      <text:p text:style-name="P1">「助けたいなら、勝手にして」</text:p>
      <text:p text:style-name="P1">「え？」</text:p>
      <text:p text:style-name="P1">「ほら、最初に渡した薬。あるでしょ。メアリーはもう大丈夫みたいだから、きっとカイトに使っても平気だと思うよ」</text:p>
      <text:p text:style-name="P1">オリヴィア自身、カイトのことなどまったく気にかけては居なかったが、メアリーの機嫌をとるためにこれは仕方の無い処置だった。</text:p>
      <text:p text:style-name="P1">「え、でも……」</text:p>
      <text:p text:style-name="P1">「一度治るともう罹らないし、薬もいらないみたい。私だってそうだもの」</text:p>
      <text:p text:style-name="P1">「そうじゃなくて、あの薬って一人分じゃない？」</text:p>
      <text:p text:style-name="P1">「だけど？」</text:p>
      <text:p text:style-name="P1">「それじゃ一人しか助けられないよ！」</text:p>
      <text:p text:style-name="P1">メアリーは抗議するが、オリヴィアは何が問題か分からないという顔をした。</text:p>
      <text:p text:style-name="P1">「だから、それで良いでしょ。カイトのことが好きなら、カイトにあげればいいんじゃない」</text:p>
      <text:p text:style-name="P1">「それじゃジョンおじさんは！？　他のみんなの分は！？」</text:p>
      <text:p text:style-name="P1">この非定量的な要求文句に、オリヴィアは然るべきといった剣幕でやり返した。</text:p>
      <text:p text:style-name="P1"><text:soft-page-break/>「いい加減にして！　あなたが薬をあげたいのはカイトだけ、ジョンおじさんだってカイトの身寄りだから居なくなるとカイトが悲しむと思ってでしょう？　他のみんなの分なんて、綺麗事やめてよ！私は直者いって、あんな薬なんて二度ともう作りたくないの！」</text:p>
      <text:p text:style-name="P1">「そんな、みんなを治す薬の作り方、せっかく知ってるのに……」</text:p>
      <text:p text:style-name="P1">うなだれるメアリーに、オリヴィアはゆっくりと言い含めた。</text:p>
      <text:p text:style-name="P1">「いい？　今起こっていることは神様の裁きなの。正直者だけが生き残って、悪人はみんな病気で死ぬのよ。きっとお母さんは裁きの邪魔をしようとしたから、先に天国に上げられてしまったんだわ。だからなるべく誰も助けないようにしましょう」</text:p>
      <text:p text:style-name="P1">メアリーがそれに不満そうに抗議する。</text:p>
      <text:p text:style-name="P1">「……それじゃオリヴィアは、私のパパとママは悪人だって言うの？」</text:p>
      <text:p text:style-name="P1">「知らないわよ。そんなの神様に聞いて」</text:p>
      <text:p text:style-name="P1">「ねえ、オリヴィア……もしかして、もしかしてだけど、あたしが倒れてるとき、パパとママにわざと薬をあげなかった……？」</text:p>
      <text:p text:style-name="P1">その質問にしばし沈黙があった。やがて、</text:p>
      <text:p text:style-name="P1">「違う。あなたを発見したときには、既に手遅れだったの。あなたしか助けられなかったのよ」</text:p>
      <text:p text:style-name="P1">「そう。ならいいけど……。ごめんね、オリヴィアはあたしの命の恩人なのに、変なこと言っちゃって」</text:p>
      <text:p text:style-name="P1">「気にしないで。ところでこの間の話、考えてくれた？」</text:p>
      <text:p text:style-name="P1">「この間？」</text:p>
      <text:p text:style-name="P1">「ほら、誰も居なくなった家から……」</text:p>
      <text:p text:style-name="P1">「ダメだよ！　物を盗むなんて、そんなことしちゃいけないと思う……やっぱり、もう誰も使わないとしても、他人の家の物を盗るなんて……」</text:p>
      <text:p text:style-name="P1">「そうだよね。ごめんね、無理なこと頼んで……でも、もうメアリーの家からは何もとって来られないんだよね」</text:p>
      <text:p text:style-name="P1">「うん……」</text:p>
      <text:p text:style-name="P1">「いまは森から山菜を採ってきてなんとか生活できてるけど、季節が良いだけ。冬になったら私たち餓え死にだよ。そうなったら、誰も寄り付かない家のお金に、一体何の意味があるんだろうね？」</text:p>
      <text:p text:style-name="P1">「それは……」</text:p>
      <text:p text:style-name="P1">「ねえ、毎日森を歩くの、すごく危ないんだよ？　あなたが村からもう少し良いものをとってきてくれたら、楽な暮らしができるんだけどな」</text:p>
      <text:p text:style-name="P1">そう言われてメアリーは申し訳無さそうな顔をした。</text:p>
      <text:p text:style-name="P1">「ごめんなさい。本当にごめんなさい……。あたしオリヴィアに助けてもらったのに、苦労ばっかり掛けてる。負担になってる。ごめんね」</text:p>
      <text:p text:style-name="P1">「いいの。別に食糧係だから助けたわけじゃないから。そろそろ寝ていい？」</text:p>
      <text:p text:style-name="P1">「あ、うん。おやすみなさい……」</text:p>
      <text:p text:style-name="P1">「おやすみなさい」</text:p>
      <text:p text:style-name="P1">そそくさと母の寝室へオリヴィアはさがった。徐にひとつため息をつく。この村で生まれ育ったメアリーが、いくら<text:soft-page-break/>消極的な見殺しとは言え、村を滅ぼすなどという計画に手を貸してくれるはずもない。生活はふたりでも、復讐は彼女ひとりだけのものだった。</text:p>
      <text:p text:style-name="P1">　それでもオリヴィアは不服だった。メアリーに時折感じるじれったさと、カイトに対する妬ましさ、食糧に対する危機感などが、いずれ破綻するこの生活に暗雲を差し向けていた。</text:p>
      <text:p text:style-name="P1"/>
      <text:p text:style-name="P1">------------------------- 第6部分開始 -------------------------</text:p>
      <text:p text:style-name="P1">【サブタイトル】</text:p>
      <text:p text:style-name="P1">第四章　生の魔女と火にかけた魔女</text:p>
      <text:p text:style-name="P1"/>
      <text:p text:style-name="P1">【本文】</text:p>
      <text:p text:style-name="P1">「どういうこと？」</text:p>
      <text:p text:style-name="P1">オリヴィアは、メアリーの口から紡ぎ出されたその言葉を、よく分からないといった風の顔で訊き返すことにした。</text:p>
      <text:p text:style-name="P1">「だからね、薬をカイトにあげようとしたけど、失敗しちゃったの。だからもう一度新しいのを……」</text:p>
      <text:p text:style-name="P1">「ちょっと待って」</text:p>
      <text:p text:style-name="P1">あれからいくらかの日数が経過し、ふたりのいささか奇妙な共同生活も、すっかり慣れたものとして定着しはじめた頃、しかしオリヴィアは、ずっとこのように居られるわけでないことを予覚していた。彼女の親友であり共同生活者でもあるメアリーは、終局的にはオリヴィアが治療薬を使って村人の皆を治療してくれるものと期待しており、いくらオリヴィアが母を失った経緯に同情していてもその思いは変わらないと、知ってしまったからだった。</text:p>
      <text:p text:style-name="P1">　そこでオリヴィアはメアリーのいちばん大切な男友達であるカイトに薬を分け与えることで、すれ違いを誤魔化そうとした。カイトだけは特別に助けるから、代わりに自分の言うことを聞いて欲しいという願いだった。《</text:p>
      <text:p text:style-name="P1">「大丈夫。あたしはちゃんとオリヴィアの味方だから。オリヴィアを裏切ったりしないから安心して」</text:p>
      <text:p text:style-name="P1">「だって命の恩人だもん。当然でしょ？」</text:p>
      <text:p text:style-name="P1">》</text:p>
      <text:p text:style-name="P1">そんな言葉に耳を傾けたい気持ちの裏で、心にわだかまるのはカイトの存在だった。もしメアリーにとって特別な存在であるカイトを助けたら、この生活は一体どうなってしまうだろう？　メアリーはどんな態度で自分に接するようになるのだろうか？　　そのことを考えるたび、オリヴィアの色は憂鬱に染まった。</text:p>
      <text:p text:style-name="P1">　そこに今回の事件は起こった。メアリーから薬を渡されたカイトは、それを一人分だと知らされていたにも関わらず、症状の重い父親を助けるために使ってしまったというのだ。こうしてオリヴィアの計画もメアリーの計画も失敗に帰した。</text:p>
      <text:p text:style-name="P1"/>
      <text:p text:style-name="P1">「どうしてそんなことになるの」</text:p>
      <text:p text:style-name="P1">「ごめんなさい。カイトが勝手に……」</text:p>
      <text:p text:style-name="P1">「メアリーは、ちゃんと説明した？」</text:p>
      <text:p text:style-name="P1">「したよ！　『薬はここにあるこれだけ分しか無い』って……でもあいつバカだから自分に使わずに……おじ<text:soft-page-break/>さんを助けて……ごめんなさいオリヴィア、お願いだから一度薬をつくって――」</text:p>
      <text:p text:style-name="P1">しかし、オリヴィアはそれを遮って言った。</text:p>
      <text:p text:style-name="P1">「私、約束したでしょう？　薬を作るのはこれきりにするって。それにね、もう一度作って、もしまた別の人間に薬が渡ったりしたら、同じことの繰り返しじゃない」</text:p>
      <text:p text:style-name="P1">「もう約束は破らないから！　お願い、今度はちゃんとカイト自身が使うようにきつく言うから！　ね、ね？」</text:p>
      <text:p text:style-name="P1">「メアリーの馬鹿、ひとつしか無いって言われて出された薬が、もうひとつあったら、誰だって気がつくでしょう？　全部出せって話になるよね。だから、もう止めましょう」</text:p>
      <text:p text:style-name="P1">「そんな！　止めるってどういうこと！？」</text:p>
      <text:p text:style-name="P1">そのままふたりは激しい口論へと発展した。オリヴィアは薬を作りたくはなかったし、そもそも最初からメアリーだけが特別だから助けたのだ、という前提を解って欲しかった。けれども言い合ってばかりではどうにもならない。ふたりは何ら建設的な会話を交わさず、その日は挨拶も交わすことなく床に入った。</text:p>
      <text:p text:style-name="P1"/>
      <text:p text:style-name="P1">２</text:p>
      <text:p text:style-name="P1">　喧嘩があってから、仲直りもろくにせぬまま迎えたある朝、メアリーはオリヴィアの前から黙って姿を消した。母が薬の調合を記した羊皮紙がなくなっていて、裏切られたとオリヴィアが気付くまでに、それほど時間は掛からなかった。</text:p>
      <text:p text:style-name="P1">「どうして解ってくれないの……そこまでカイトのことが大切？」</text:p>
      <text:p text:style-name="P1">むなしく朝日の照る虚空へとオリヴィアは呟いた。メアリーが居なくなった今、いっそのこと小屋を捨て着の儘逃げてゆこうとも考えたが、それでもメアリーが戻ってくるかもしれないという淡い期待から、その場でただ待つことにした。メアリーは自分を裏切ったりしないと約束した――だから無断で飛び出して行くことはあっても、帰ってこないことはないだろう――と。</text:p>
      <text:p text:style-name="P1">　やがて夕立が過ぎ、夕闇が訪れた。辺りからもう光が消えようという時刻、戸口に気配があり、それは魔女の娘を捕らえにきた村人の群れでは無かった。しとど濡れた少女がそこに立っていて、オリヴィアは何も言わずに彼女を中へ招じ入れた。「カイトの体調を見に行っていた」と言い訳するメアリーに成果を問うと、滂沱たる紅涙が彼女の頬を伝った。</text:p>
      <text:p text:style-name="P1">「もう、長くないって……このあいだまで、元気に話すこともできたのに！」</text:p>
      <text:p text:style-name="P1">カイトを一日中看病していたであろうことが、その憔悴から窺い知れた。いくら看病しようと無為で、これを救えるのはただ薬のみと知っているはずなのに、秘薬に頼むことを諦め、ひたすら長い時間を看病に費やした無策の真意はオリヴィアには図りかねた。</text:p>
      <text:p text:style-name="P1">「風邪ひくよ」</text:p>
      <text:p text:style-name="P1">そう忠告するとメアリーはオリヴィアの優しげな視線をきっと睨み返して、いかにも至当である情動を押し殺して俯いた。その立ち姿は、身体的な寒さからひどく震えていた。</text:p>
      <text:p text:style-name="P1">「おねがいオリヴィア……薬の作り方を教えて…カイトを助けてよ！　あなただけが頼りなの…」</text:p>
      <text:p text:style-name="P1">オリヴィアはできるだけ感情を抑え返答した。</text:p>
      <text:p text:style-name="P1">「そうしたいのは山々だけど、薬の作り方が書いてある紙を、失くしちゃったの」</text:p>
      <text:p text:style-name="P1">そしてさも困ったような仕草を見せると、メアリーはゆらゆらと服の間から一枚の紙片を取り出し、オリヴィアに託したげな様子を見せた。</text:p>
      <text:p text:style-name="P1"><text:soft-page-break/>「あの、これ……」</text:p>
      <text:p text:style-name="P1">それは他ならぬオリヴィアの母親が遺した羊皮紙だった。</text:p>
      <text:p text:style-name="P1">「で、どうだった？　誰かこの薬を作れそうだった？　見せたんだよね？　他の誰かに」</text:p>
      <text:p text:style-name="P1">メアリーはゆっくりと首を横に振る。その顔には失意が深く刻まれていた。</text:p>
      <text:p text:style-name="P1">「誰もこれ読めないって……お願い、オリヴィアだけが頼りなの」</text:p>
      <text:p text:style-name="P1">「私だけが頼りなんて嘘、あなたが頼りにしてるのはあの薬でしょ！！」</text:p>
      <text:p text:style-name="P1">オリヴィアは物欲しげに纏い付いてくるメアリーを振り払い、そのまま思い切り床へと叩きつけた。そうして倒れ込んだメアリーを、何度も何度も足蹴にする。</text:p>
      <text:p text:style-name="P1">「ごめん、ごめんなさい……！　許して、言うこと聞くから、これからは良い子にするから！　だから……」</text:p>
      <text:p text:style-name="P1">メアリーがそう懇願しても、オリヴィアは許さなかった。もしこの羊皮紙を見せられた大人がそこに横たわる文字列の正しい意味をちゃんと読み取りさえしていれば、正しく薬を煎じてさえいれば、もう自分はメアリーにとって用済みの存在となっていたことが、どうしようもなくオリヴィアには腹立たしかった。</text:p>
      <text:p text:style-name="P1">「ねえ、私があなたをどうして助けたと思ってる？　こんなことさせるため？　ちがう。こんな勝手なことさせるためじゃない！　食糧を取ってきてもらう為でもないし、村の様子をきくためでもないの！　あなたの命は私のもの、だから私の言う通りにしてよ！」</text:p>
      <text:p text:style-name="P1">「や、やめて、ひぐぅ…！」</text:p>
      <text:p text:style-name="P1">足蹴にしているメアリーから、抗議とも悲鳴ともつかない小さな叫び声が洩れた。その意志も蹂躙するかのように、オリヴィアは同じ轍を重ねる。それでもメアリーは、決して立ち上がり抵抗する様子を見せなかった。静かにオリヴィアの怒りが過ぎ去るのを待っていた。そのときオリヴィアは初めて、なぜ自分がメアリーを助けたのかを理解しつつあった。</text:p>
      <text:p text:style-name="P1">（そうだ、私はメアリーを、ただ自分の物にしたかったんだ……）</text:p>
      <text:p text:style-name="P1">その理由に一片の慈悲もなく、ひたすら利己的であったことが、オリヴィアは空恐ろしかった。</text:p>
      <text:p text:style-name="P1"/>
      <text:p text:style-name="P1">------------------------- 第7部分開始 -------------------------</text:p>
      <text:p text:style-name="P1">【サブタイトル】</text:p>
      <text:p text:style-name="P1">第五章　宿命は交わる平行線</text:p>
      <text:p text:style-name="P1"/>
      <text:p text:style-name="P1">【本文】</text:p>
      <text:p text:style-name="P1">１</text:p>
      <text:p text:style-name="P1">　事情あって天界を追放されたラエリという天使と、その付き人である人間の少年アレクは、謎の疫病の根源を辿り、啓明（けいめい）の輝く頃に黒樺の村へと足を踏み入れた。村は朽木のように佇み、不気味な沈黙をもってふたりを迎え入れた。当然ながら集落の機能はなかば崩壊しており、本来頼るべきはずの教会は不浄な死体置き場へと成り代わっていて、いくら天使の清らなる加護があるといってもそんな場所に長居をすれば病気になってしまうだろう――犠牲者の追悼もそこそこに、天使とその付き人である少年は、数少ない戸外の生存者から聞き出した情報（『村の外れ、森の近くに魔女の小屋がある』）の真偽を確かめるため、小憩も惜しんで鄙びた風景のますます寂しくなる方向へと歩いていった。</text:p>
      <text:p text:style-name="P1">　星室庁の下調べが確かなら、この村こそが件の疫病の濫觴の地にあたる。其処に都合よく「魔女の小<text:soft-page-break/>屋」と言い伝えられる場所があるということは、疫病の正体もまた”女呪術師”と関連する可能性が高い。ふたりは”女呪術師”と呼ばれる存在の足どりを追っていた。</text:p>
      <text:p text:style-name="P1">　歩き続けるうち、悪名高き魔女の小屋は見えた。古木で建てられた何の変哲もない家屋で、経年によって蔦が絡み、相応の風貌を滲み出してはいるものの特に禍々しい気配は感じられない――境界をつくるべき隣家がさらに無いからか、柵もなく、森と一体化したように構えるその小屋は、しかし訪問者を拒むかのように窓を板付け釘で戸鎖（とざ）され、呼び鈴もなかった。ただし窓を打ち付けていることは、中途このようにしている家を何軒も見てきていたので、病気避けの風習のようなものとして、この二人の間ではもはや気にならない事柄と化していた。</text:p>
      <text:p text:style-name="P1">　はたして蛇が出るかと用心しながら、小屋の古びた戸扉を開けると、鼻腔を突く不思議な香りが辺りに漂った。甘く苦いような不思議な香りで、お伽話に出てくるお菓子の家を一瞬連想しはするが、すぐに忘れてしまうような夢想――やがてそれが植物の汁から出る香気であると気づくまでに、それほど時間は掛からない。ふたりは怪訝もそこそこに探索を開始し、最初の部屋をひととおり調べ終わってから天使が言った。</text:p>
      <text:p text:style-name="P1">「誰も居ないのですか？　そんな筈は無いのですが、床に塵埃（ほこり）ひとつ落ちていないのに、誰も住まない空き家なわけが……」</text:p>
      <text:p text:style-name="P1">試みに少年が某（くれ）へと呼びかけると、そのときはじめて、部屋の奥から飛び出すように人影が現れた。少年と年ごろを同じくするその少女は恐慌状態で、懸命に叫び求める言葉の断片は「オリヴィアを　助けて」というものだった。よく見ればその少女の踝には枷鎖が嵌められており、連鎖は奥の小部屋の柱の角に繋留（つな）がれていて、監禁状態にあった。</text:p>
      <text:p text:style-name="P1">「落ち着いてください、もう大丈夫ですよ。この屋敷には魔女が居るのですね？　もうすぐ帰ってくるのですか？」</text:p>
      <text:p text:style-name="P1">　囚われの少女にラエリはそう問いかけた。捕縛されている者に独りで生活できるわけがない。けだし、この家屋の主人が外出するというので、逃げ出せないようにこのような処置をとったのだろう。やはり女呪術師はここに住んでいて、疫病の原因というのも強（あなが）ち間違いでもないかもしれない、と慮りながら。</text:p>
      <text:p text:style-name="P1">「聖女さま、オリヴィアを……！」</text:p>
      <text:p text:style-name="P1">「ええ、もう大丈夫ですよ。あなたはすぐに助けてあげますから」</text:p>
      <text:p text:style-name="P1">「いいの…それより、オリヴィアが……！」</text:p>
      <text:p text:style-name="P1">悪夢に魘されたように呻く掠れた声で、あるいは絞りだすような枯らした声で、少女は懇願するような譫言（うわごと）を何度も繰り返した。この少女には、自分の身を案じるよりもオリヴィアのほうがよほど大切なのだ。友誼を重んじる心のなんと美しいことかと、ラエリはいじらしい気持ちになった。</text:p>
      <text:p text:style-name="P1">「ところであなたをこのような目に遭わせた人物について、何か知っていることはありませんか？　私たちは女呪術師を懲らしめなければならないのです」</text:p>
      <text:p text:style-name="P1">しかし、返ってくる返答は誠、要領を得ないもので。</text:p>
      <text:p text:style-name="P1">「違うの、オリヴィアは魔女じゃないの！！　だってあの娘が、あの娘だけが彼を救えるんだもの！　ねえお願い信じて、信じて！　信じてあげてよ……」</text:p>
      <text:p text:style-name="P1">「ええ、オリヴィアは魔女ではありませんよ。落ち着いて、ゆっくりと事情を話してください」</text:p>
      <text:p text:style-name="P1"><text:soft-page-break/>天使に宥められて、やがて少女は遽然と我に立ち返り、躊躇いがちに紡ぎ始めた。黒樺の村と魔女の小屋で起こったすべての悲劇の顛末を。</text:p>
      <text:p text:style-name="P1"/>
      <text:p text:style-name="P1">……</text:p>
      <text:p text:style-name="P1"/>
      <text:p text:style-name="P1">聖女はこれまでのすべての事情を聞き、深い同情の念を示した。</text:p>
      <text:p text:style-name="P1">「それは悲しい出来事ですね」</text:p>
      <text:p text:style-name="P1">「聖女様、オリヴィアは……魔女なんかじゃないですよね？」</text:p>
      <text:p text:style-name="P1">不安そうにメアリーからそう問い掛けられた聖女は、しばらく小首をかしげていたが、</text:p>
      <text:p text:style-name="P1">「ええ。きっと彼女は受けた仕打ちから、他人を信じられなくなっているのでしょう。彼女が私たちの探している”女呪術師”ということはおそらくありません」</text:p>
      <text:p text:style-name="P1">そう結論づけた。</text:p>
      <text:p text:style-name="P1">「よかった……」</text:p>
      <text:p text:style-name="P1">思わずメアリーは涙ぐみ安堵した様子を見せる。</text:p>
      <text:p text:style-name="P1">「でもさ、そのオリヴィア？…って子も結構ひどいよね。こんなことしてさ」</text:p>
      <text:p text:style-name="P1">そこに付き人である少年が口を挟んだ。聖女は</text:p>
      <text:p text:style-name="P1">「いかにも、彼女はよくない状態に陥っているので、悔い改めさせる必要があるでしょう。しかしそれをするのはアレク、あなたの役目です」</text:p>
      <text:p text:style-name="P1">と下命する。</text:p>
      <text:p text:style-name="P1">「は？」</text:p>
      <text:p text:style-name="P1">当事者となった付き人の少年――アレクはよくわからないという表情を見せた。</text:p>
      <text:p text:style-name="P1">「これも修行の一環です。以前にも説明した通り、人間の力は善にも転じれば悪にも転じるのです。不幸な出来事によってかたくなになった少女の心を今一度正しい道へと導くこと、それこそがあなたの救われる道なのです」</text:p>
      <text:p text:style-name="P1">そこへメアリーが、</text:p>
      <text:p text:style-name="P1">「あの、できるだけ……一刻も早く薬が欲しいんです。カイトが、あたしの大好きな友達、いえ、恋人がいま疲れ病にかかっていて、とても危ない状態なんです。彼が助からなかったらあたし……」</text:p>
      <text:p text:style-name="P1">そう言ってしくしくと泣き出す。付き人の少年へ試練を課すといっても、それですべてが手遅れになってしまっては元も子もない。その危惧に対して聖女は、</text:p>
      <text:p text:style-name="P1">「安心してください。年の近い者同士のほうが、より心が通じるものです。しかしそうですね、カイトという少年のことがそんなに心配なら、私が直接行って看病しましょう。それで大分時間が稼げるでしょうから。彼のところまで案内して貰えますか？」</text:p>
      <text:p text:style-name="P1">と配慮した。メアリーはその喜ばしい提案に頷いて、こうしてたちまち彼女が聖女を案内し村へ降りていく算段になった。</text:p>
      <text:p text:style-name="P1">「それでは頼みましたよアレク、早急に薬を村へ持ってくるのです」</text:p>
      <text:p text:style-name="P1">「ええっと、わかりました。行ってらっしゃい」</text:p>
      <text:p text:style-name="P1">少年は無気力そうに手を振って、村へ向かう聖女とメアリーの姿を見送った。残された少年はオリヴィアの<text:soft-page-break/>帰還を待って、何もない小屋で怏怏として待機した。結局はこんな面倒な仕事を押し付けられてしまったわが身の不幸を託ちながら、時間に飽かせて部屋を物色していると、やがて寝室の箪笥から着古した衣類や質入れすればそこそこ値打ちの有りそうな懐中時計とあわせて、薬の作り方が記してあると思しき古い羊皮紙が見つかった。しかしそこに記されているのは見たこともない異国の文字で、少年の読める代物ではない。少年はひとまずそれをじっと眺めたあと、興味もなさそうに机の上に置き、別の抽斗の物色へと移った。もろもろの化粧道具と合わせて薄汚れた一冊の日記帳があり、そこには家計簿とも雑記とも付かないことどもが記されていた。少年はひとまずそれを読むことにした。</text:p>
      <text:p text:style-name="P1"/>
      <text:p text:style-name="P1">２</text:p>
      <text:p text:style-name="P1">「何をしているの？」</text:p>
      <text:p text:style-name="P1">聞こえた声に釣り上げられて少年は思わず視線を上げた。見るとやせぎすの少女が部屋の入口を塞ぐように立っており、心なしか警戒し怯えた目をしている。アレクが弁解しようとすると、</text:p>
      <text:p text:style-name="P1">「それ、お母さんの日記？　あなた、泥棒なのに字が読めるのね」</text:p>
      <text:p text:style-name="P1">珍しいものを見るようにオリヴィアが言った。</text:p>
      <text:p text:style-name="P1">「一応、一通りは読めるよ。書くのはまだできないけどね」</text:p>
      <text:p text:style-name="P1">アレクがそう説明すると、オリヴィアはふーんといった半信半疑の目付きをする。</text:p>
      <text:p text:style-name="P1">「メアリーはどこ？　また逃げたのかしら」</text:p>
      <text:p text:style-name="P1">「メアリー？　えっと、その子ならさっき聖女様と一緒に……」</text:p>
      <text:p text:style-name="P1">少年は村に踏み入ることになった理由からはじめ、これまでの顛末をオリヴィアにすべてきかせた。</text:p>
      <text:p text:style-name="P1">「――じゃ、あなた、なに、聖女様の付き人だって言うの？」</text:p>
      <text:p text:style-name="P1">説明を終えたアレクに、オリヴィアはいまだ狐疑しながらそう確認する。</text:p>
      <text:p text:style-name="P1">「うん。聖女様は、きみが薬を調合することを望んでおられるんだよ。いまのきみは残念ながら、悔い改めが必要だってね」</text:p>
      <text:p text:style-name="P1">アレクが答えた。</text:p>
      <text:p text:style-name="P1">　オリヴィアはこれを泥棒の姑息な言い訳とは考えなかった。現にメアリーの姿がなくなっているし、それにいくらなんでも泥棒のついた嘘にしては突拍子がなさすぎる。</text:p>
      <text:p text:style-name="P1">「じゃ、聖女様に伝えて。『たしかに私は薬を作ろうと思えば作れるし、それで沢山の人を救うことができたかもしれません。けれどそれをしなかったことで、私が何か悪いことをしたと言えるんですか？　命を賭けてまで他人を救う行動を取らないことが悪人の所以なら、この世の人の大半は悪人になってしまいます。』って」</text:p>
      <text:p text:style-name="P1">それに少年は困ったように応じた。</text:p>
      <text:p text:style-name="P1">「話は全部、あの女の子から聞いたよ。悪いのは、どう考えてもきみのお母さんを処刑した村人で、オリヴィアは何も悪くないよ。だってきみは母親を殺されたし、また村へ行ったら、今度はきみが魔女と疑われるかもしれないんだから」</text:p>
      <text:p text:style-name="P1">「そうよ！　どうして私が、魔女として処刑されたお母さんと同じ行動を取らなければいけないの？」</text:p>
      <text:p text:style-name="P1">少年をきつく睨みつけるオリヴィアに、アレクはやや困ったような表情で口を挟んだ。</text:p>
      <text:p text:style-name="P1">「でもオリヴィアも、自分のしてることで善人なんて思ってないだろう？　きみは村人に復讐してるんだ」</text:p>
      <text:p text:style-name="P1"><text:soft-page-break/>「あら、母親を殺されても水に流せっていうのね」</text:p>
      <text:p text:style-name="P1">オリヴィアが苛立たしげな棘のある言い回しでそう言うと、少年はばつが悪そうに頷いた。</text:p>
      <text:p text:style-name="P1">「きっと、聖女様なら言うよ、だって聖女様だから。自分の親を殺した人間にも、パンを差し出せって言うかもしれない。けどそれが正しいんだよ」</text:p>
      <text:p text:style-name="P1">「じゃあ聞くけど、もし私がしなかったら、誰がお母さんを殺した奴らに復讐したの？　誰があいつらを裁くの？」</text:p>
      <text:p text:style-name="P1">少年はその問いへ淡々と答えた。</text:p>
      <text:p text:style-name="P1">「復讐するのは魔女で、裁くのは聖女だよ」</text:p>
      <text:p text:style-name="P1">「そう、私は魔女。もう魔女になってしまったの。だからこうして復讐するの。何故こうなってしまったのか自分でもわからない、でももう引き返せないわ。大勢の人を見殺しにして、そのことに喜びさえ覚えた。朝起きたら世界の破滅を願った、そんなことがお母さんの為になると思ってた。そんなはず無いのに……。私は魔女になってしまって、もうお母さんと同じ場所へは行けない……」</text:p>
      <text:p text:style-name="P1">「今からでも間に合うんだ！」</text:p>
      <text:p text:style-name="P1">「そんなことない、失われた命は戻らないじゃない！」</text:p>
      <text:p text:style-name="P1">オリヴィアはやっきになって張り叫んだ。もはや村は壊滅的な状態だった。それは確かめるまでもない事実で、少年が目にしてきた通りの現実だった。しかし、少年は断固として譲らなかった。</text:p>
      <text:p text:style-name="P1">「べつにオリヴィアが殺したわけじゃないよ、ああいう人たちは勝手に死んだだけで、きっと罪のうちには入らない。ねえオリヴィア、今からでも薬を作って、聖女様に褒めてもらおう？　そうしたら、きっと頭をぽんぽん叩いて褒めてくれるよ」</text:p>
      <text:p text:style-name="P1">「聖女様が、頭をぽんぽん叩いてくれる……？」</text:p>
      <text:p text:style-name="P1">オリヴィアは復唱する。</text:p>
      <text:p text:style-name="P1">「うん。きっと」</text:p>
      <text:p text:style-name="P1">少年がそう答えると、オリヴィアはしばらく悩ましげな表情を見せた。やがて</text:p>
      <text:p text:style-name="P1">「本当に私が誰も殺したことにならないの？」</text:p>
      <text:p text:style-name="P1">と訊く。</text:p>
      <text:p text:style-name="P1">「なるもんか」</text:p>
      <text:p text:style-name="P1">「でも、それっておかしくない？」</text:p>
      <text:p text:style-name="P1">「おかしいかな？　オリヴィアは本当に何も悪くないと思うけど」</text:p>
      <text:p text:style-name="P1">その純粋でいかにも自信のある物言いに、オリヴィアは一瞬だけ納得しかけたが、</text:p>
      <text:p text:style-name="P1">「それって、聖女様が実際に言ってくださらないと信用ならないわ」</text:p>
      <text:p text:style-name="P1">すぐに眉に唾をつけ思い直した。</text:p>
      <text:p text:style-name="P1">「きっと聖女様もそう言ってくれるって……多分」</text:p>
      <text:p text:style-name="P1">「もっとしっかり言って、約束して。薬は作るから、聖女様を必ず連れてきてよ！　そうじゃないと、あなたはただの泥棒なんだから。村人に突き出すわよ」</text:p>
      <text:p text:style-name="P1">聖女を待ち望むオリヴィアにそう脅されながら、聖女様ならこの場合どう考えるかと、ぼんやりと少年は思索に耽っていた。さきほど盗み読んだ日記帳の内容を、頭に思い巡らせながら。</text:p>
      <text:p text:style-name="P1"/>
      <text:p text:style-name="P1"><text:soft-page-break/>３</text:p>
      <text:p text:style-name="P1">　とある時間、とある場所。我が娘がもうすぐ帰らぬ者となるという現実を受け入れられない母親が、月に照らされて幻想的な森の深さを彷徨っていた。期待と焦燥の狭間、救済の手段を求めて。その哀れな姿は暗い森のなかでもひときわ目立ち、名も知れない蛾が幾重にも彼女の携える燈火の周りを舞った。娘の病魔を祓う薬を、流行病を癒やす奇跡をと、いまだ見たこともないものを狂奔して探し回るその癲狂な様をいかにもお気に召したのか、やがて夜の住人である魔女がこのあわれな母親にそっと語りかけた。その魔女はイリィと名乗る、いかにも奇妙な恰好をした女だった。</text:p>
      <text:p text:style-name="P1"/>
      <text:p text:style-name="P1">「ミセス、こんな時間に、賢き女は森深くを出歩かないもの。一体どうかしたのか知ら」</text:p>
      <text:p text:style-name="P1">「あなたは、この森の妖精…ですか？　あなたの眠りを妨げてしまったのならごめんなさい。謝ります。じつは娘が大変な病気にかかってしまって、急いで薬をつくらなければならないのです」</text:p>
      <text:p text:style-name="P1">母親は手短に事情を説明した。</text:p>
      <text:p text:style-name="P1">「疲れ病かしら？　あなたの村も大変ですことね」</text:p>
      <text:p text:style-name="P1">イリィはひとり納得したように頷いて、その間（ま）にも煙草を詰めて携えのパイプに火を付けた。たちまち蜘蛛の子を散らすようにあらゆる虫が辺りへ逃げ去る。</text:p>
      <text:p text:style-name="P1">「はい。私の村であんな恐ろしい病がおこるなんて……信じられません」</text:p>
      <text:p text:style-name="P1">母親は寒さからか震えた、頗る元気のない小声で答えた。</text:p>
      <text:p text:style-name="P1">「そうかしら？　妾（わたくし）の信じられないことといったら、王宮の偉ぶった御用学者たちが、まだあの病の治療薬に気づいていないこと」</text:p>
      <text:p text:style-name="P1">イリィの返答に母親は思わず耳を疑った。</text:p>
      <text:p text:style-name="P1">「治療薬があるのですか！？」</text:p>
      <text:p text:style-name="P1">返ってくる言葉は、とても呆気無いものだった。</text:p>
      <text:p text:style-name="P1">「もちろん。もとは1,500年前に流行した病ですもの、そのとき治療法もとうに確立されておりますわ。尤も、過去のことを記した書物はほとんど邪教の禁書として燃やされてしまって、いまや紐解くのは狂人か、悪魔と手を結んだ人間ばかり」</text:p>
      <text:p text:style-name="P1">「あなたはいったい……？」</text:p>
      <text:p text:style-name="P1">イリィは応えず、首を傾いで月を見やった。母親は我慢できずにそれを待たずして切り出した。</text:p>
      <text:p text:style-name="P1">「あの、もし薬の作り方をあなたがご存じなのでしたら、どうかそれを私に教えてください。お願いします、私にはそれが必要なのです！」</text:p>
      <text:p text:style-name="P1">イリィはしかし、このぶっつけな懇願をあっさりと承諾した。</text:p>
      <text:p text:style-name="P1">「よろしいですわミセス、それで御自分の娘御さんをお救いになってね。けれど、もうあなたも薄々感づいておられるように、妾は魔女。本来なら世界を呪い害すべき存在――あら、身構えなくても結構。こんな夜に森に入ってくるようなあなたには、特に優しくしてあげますから。お仲間ですものね」</text:p>
      <text:p text:style-name="P1">「………」</text:p>
      <text:p text:style-name="P1">母親はその告白がそら恐ろしくなり、しばらく背筋を凍らせていたが、イリィは諧謔を交えて敵意のないことを明かした。そのまましばらく落ち着くのを待つように、紫煙の立ち揺らぐパイプをふかす。母親にとって薬の作り方を知っているのがこの魔女だけである以上、そこから簡単に立ち去るわけには行かなかった、むしろ<text:soft-page-break/>彼女から一瞬だけ目線を外すことさえ、それでこの魔女の儚げな姿が消えてしまうのではないかと躊躇われるほどであった。</text:p>
      <text:p text:style-name="P1">「で、話を戻しますと、この治療薬によって大勢の人々が救われるなんて未来、妾はちっとも望んでおりませんの。そんな幸福譚はもううんざり。だから妾が今から教える薬の煎じ方を、大勢に広めようとしても――」</text:p>
      <text:p text:style-name="P1">魔女はそこで言葉を切って、</text:p>
      <text:p text:style-name="P1">「誰からも信じて貰えませんわ。だってそんな呪いを掛けますもの。ですから、あなたは治療薬をつくって、御自分の娘御さんだけを助けなさい。他には誰も助けてはだめ。よろしくて？」</text:p>
      <text:p text:style-name="P1">と結ぶ、その要求はいかにも呪わしいものだった。</text:p>
      <text:p text:style-name="P1">「はい、もちろんです！」</text:p>
      <text:p text:style-name="P1">母親は意のままに頷く。</text:p>
      <text:p text:style-name="P1">「それとね、妾と会ったことは誰にも秘密にしておくこと、こういう条件もご了解になってね。だって、魔女と通じていたなんて話、あなたにとっても都合が悪いでしょう？　隠しておくのが賢明ですわ」</text:p>
      <text:p text:style-name="P1">イリィは続けざまそう忠告する。</text:p>
      <text:p text:style-name="P1">「はい。大変な深慮とお情け、心より感謝いたいします。貴女と出会ったことも、教えていただく治療薬のことも、くれぐれも永遠の秘密にしておきます」</text:p>
      <text:p text:style-name="P1">母親は深く頭を下げて諾意を示し、契約を待ち望んだ。魔女もそれを受けて満足そうに頷き、そして最後にもう一度念を押す、</text:p>
      <text:p text:style-name="P1">「もしも約束を破ったら、針千本では済まないことになりますから」</text:p>
      <text:p text:style-name="P1">母親はもちろん、四の五の言わずこれに服従した。</text:p>
      <text:p text:style-name="P1">「神に誓って約束します！」</text:p>
      <text:p text:style-name="P1">「じゃ、材料を摘みに行きましょ。まずは、籠の中身を全部お捨てになって？」</text:p>
      <text:p text:style-name="P1">イリィは神に誓ってというくだりは軽く流し、母親を森の深遠部へと案内していった。</text:p>
      <text:p text:style-name="P1"/>
      <text:p text:style-name="P1">……</text:p>
      <text:p text:style-name="P1"/>
      <text:p text:style-name="P1">　母親は魔女に言われた通りの薬草を、必要な分だけ全て集めた。見分けが上手かったので、それは夜が明ける前にあらかた終わった（イリィはその手際を上々と褒め、これなら薬屋としてもやっていけそうだと評した）。魔女は、知らず知らず森の奥へ入り込んでしまった母親を小屋の近くに連れ戻すため、進んで先導することさえした。</text:p>
      <text:p text:style-name="P1">「そんなに薬草に詳しいなら、あとは妾がとやこうせずとも、うまく煎じられるでしょうね？」</text:p>
      <text:p text:style-name="P1">その頃にはすっかり、奇妙な信頼めいた関係がふたりに生じていた。</text:p>
      <text:p text:style-name="P1">「はい。こんなに親切に、作り方もしたためて頂いたので……」</text:p>
      <text:p text:style-name="P1">母親の手に握られていたのは一枚の古めかしい羊皮紙だった。ふたりは小枝を踏み分けながら、薄明の下闇を進んでいく。ふと、</text:p>
      <text:p text:style-name="P1">「ところであなたの娘御さん、可愛いのかしら？」</text:p>
      <text:p text:style-name="P1">イリィが好奇心に駆られたように発する。母親はその問い掛けをやや意外に思いながらも、虚心に受け答<text:soft-page-break/>えする。</text:p>
      <text:p text:style-name="P1">「ええ。亡き夫によく似て、自慢の娘です」</text:p>
      <text:p text:style-name="P1">「それなら妾も一度くらい会いに行ってよろしいかしら？　回復祝いに」</text:p>
      <text:p text:style-name="P1">「はい、もちろんです！」</text:p>
      <text:p text:style-name="P1">母親はいよいよ朗らかに答える。</text:p>
      <text:p text:style-name="P1">「その日をくれぐれも楽しみにしておきますわ。きっとあなたによく似て、とても可愛らしいんでしょう？」</text:p>
      <text:p text:style-name="P1">「…………」</text:p>
      <text:p text:style-name="P1">そんな会話を経て、次第に見知った森へと近づく、朝靄の中、母親の心は晴れ晴れとしていた。もう娘をあのように苦しませる必要もない、いまいましい病苦からやっと解放される、それはまさしく一点の曇りもない晴れ晴れとした朝だった。</text:p>
      <text:p text:style-name="P1">　そうして母親は小屋へ立ち戻った。魔女の叡智に肖（したが）って煎じた薬は、示唆された通り、薄紫色に輝く透徹した液体だった。</text:p>
      <text:p text:style-name="P1"/>
      <text:p text:style-name="P1">------------------------- 第8部分開始 -------------------------</text:p>
      <text:p text:style-name="P1">【サブタイトル】</text:p>
      <text:p text:style-name="P1">第六章　物語の終わりと最後の訪問者</text:p>
      <text:p text:style-name="P1"/>
      <text:p text:style-name="P1">【本文】</text:p>
      <text:p text:style-name="P1">１</text:p>
      <text:p text:style-name="P1">　いかにも唐突な出会いであり、ぎこちない折衝ではあったが、それでも少年とオリヴィアは次第に打ち解け、ときに笑顔さえ交えて言葉を交わすようになった。そんなオリヴィアの心持ちは、何週間かぶりに安心しきっていて。聖女にもうすぐ会えるということが、彼女の胸に希望の火を灯した。たとえ自分がどうしようもない魔女にしか思えなくとも、救済者たる聖女がすべての罪を救い、洗い清めてくれる予感さえするのだった。</text:p>
      <text:p text:style-name="P1">　戸棚からひそかに作り置いていた薬を取り出し、オリヴィアが少年に手渡そうとしたそのとき、小屋の扉を数回ノックする小さな音があった。村へ発っていた聖女が戻ってきたのかと、付き人の少年が応じようとしたのを遮って、オリヴィアは我先に戸口へと駆けた。</text:p>
      <text:p text:style-name="P1">　戸扉を開けると、立ち姿は見も知らぬ装いをした異国風の妤人で、予想に反して聖女ではなかった。イリィと名乗るその女は恭しく頭を垂れ、しずしずと挨拶を述べた。それは物静かでとても落ち着く声で、甘く蕩けるような紫煙の香りを伴っていた。無論、少女は以前どこかでその香りを嗅いだことがあった気がした。</text:p>
      <text:p text:style-name="P1">「先日、教皇庁の聖術師たちが流行病の治療薬を見つけましたの。王都では今ごろ、大騒ぎで薬を薬を配っているはず……そういうわけで、あなたのお母さんとした約束は、もう無しにしてよろしくてよ――」</text:p>
      <text:p text:style-name="P1">揚々と言葉を継ぐ、その馴れ馴れしさと発言の内容を怪訝に思って、オリヴィアは訊ねる。</text:p>
      <text:p text:style-name="P1">「あの、お母さんとは一体どういう……？」</text:p>
      <text:p text:style-name="P1">「あら失礼。まず通して頂けるかしら？　あなたのお母さんに会いたいの」</text:p>
      <text:p text:style-name="P1">イリィの望みは、しかし永劫に叶うことはなかった。</text:p>
      <text:p text:style-name="P1">「あの、私のお母さんは、……村で魔女として処刑されました」</text:p>
      <text:p text:style-name="P1">オリヴィアが正直に訃報を伝えると、イリィは実に残念そうな、苦虫を噛み潰したような表情を浮かべて、た<text:soft-page-break/>だひとこと「嘘つき」とだけ宙へ吐き捨てた。オリヴィアは訳も分からず、そのまま戸口を塞ぐような形で立ち尽くすばかり。その様子を少年が、遠くから気の毒そうな様子で見遣っていた。</text:p>
      <text:p text:style-name="P1"/>
      <text:p text:style-name="P1">それからイリィは不機嫌さを隠そうともせず、事情を知らないというオリヴィアに、すべての情報を打ち明けた。</text:p>
      <text:p text:style-name="P1">「妾は魔女、あなたのお母さんに薬の作り方を教えましたのよ。あれほど教えて欲しいとせがむから、誰にも秘密にと条件をつけて、せっかく教えて差し上げましたのに……それをあの女、約束を破り薬のことを言いふらそうとなどするから、当然の報いを受けたのですわ」</text:p>
      <text:p text:style-name="P1">オリヴィアはしばらく混乱するしかなかった。病を治す薬は、母が偶然煎じたものと思っていたから。</text:p>
      <text:p text:style-name="P1">「え？　え？　だってあの薬は、お母さんが……」</text:p>
      <text:p text:style-name="P1">事情がよく飲み込めず、少年の顔を仰ぐも、オリヴィアの母親が記した日記帳を読んでいた少年は、ただ黙って首を振った。魔女は紡ぐ、</text:p>
      <text:p text:style-name="P1">「あなたのお母さんはおろか、妾だって別にあの薬を最初に発見した訳ではありません、ただ古文書の一節にそう記されているだけのこと。妾も最初はお姐様から教えて戴きましたの。お姐様ほどの人ですら浮かれて他人（ひと）に教えたくなるような面白い知識ですから、妾が誰かに教えたくなるのも至当というもの。ただ、教える相手を間違えたようで……」</text:p>
      <text:p text:style-name="P1">そうやって残念そうに、深いため息をつく顔色は暗かった。魔女はこの運命的な破局を受け入れながらも、オリヴィアの母が約束を破ったことだけに対しては明らかに憤慨しているようだった。</text:p>
      <text:p text:style-name="P1">「そんな……それじゃ、お母さんがあの薬をみんなに広めようとしたのはいけないことで、最初からこうなるって決まってたの？」</text:p>
      <text:p text:style-name="P1">オリヴィアは愕然とした。魔女から授けられた薬を使って、多くの人々を助けようとするのは、そもそもが禁じられた行為であり、それは母も当然解っていた筈なのだというのだ。それならば、なぜあの日の母は村へ降りたのか。そのような愚かな決心をしたのか。思い当たる理由はひとつしか無かった。</text:p>
      <text:p text:style-name="P1">《</text:p>
      <text:p text:style-name="P1">「ねえお母さん、いい加減にしてよ！　こんなことしてる間にも、村ではどんどん病気で苦しむ人が増えてるんだよ！？　見殺しにしていいの！？　お母さんの臆病者！」</text:p>
      <text:p text:style-name="P1">「ごめんなさいね、私に、自信がないばっかりに……」</text:p>
      <text:p text:style-name="P1">「ねえ、ちゃんとしてよ！　私は治ったじゃない、薬は本物だよ！　ね、ね？」</text:p>
      <text:p text:style-name="P1">「どうかしら……」</text:p>
      <text:p text:style-name="P1">「もう、そればっかり！！　お母さんなんて大嫌い！」</text:p>
      <text:p text:style-name="P1">》</text:p>
      <text:p text:style-name="P1"/>
      <text:p text:style-name="P1">「ごめんなさい。お母さんは悪くないの。ゆるして、私があんなこと言ったから、全部、私が……」</text:p>
      <text:p text:style-name="P1">オリヴィアは涙を流しながらイリィへ弁解した。それでも死者を蘇らせる事は、目の前の女呪術師には出来なかった。オリヴィアは自分が母をなじったことを責めた。寝心地の良いベッドや、黄金の装飾に囲まれた宮殿での暮らしを夢見たことを責めた。母は秘密の取引をしていたのだ。はじめから大勢を救えないし、そのことを誰にも告げられない悲しい運命だった。それでも「みんなを助けて」などと娘が余計なことを言い出さなければ、これからもずっと一緒につつましく暮らしていくことができたのだ。あの日の母を村へ赴かせたの<text:soft-page-break/>は、紛れもなく欲望に目がくらんだオリヴィア自身だった。</text:p>
      <text:p text:style-name="P1">「でも、イリィさん。どうしてオリヴィアにはあの薬のことが信じられたんですか？　村人は誰も信じなかったのに」</text:p>
      <text:p text:style-name="P1">アレクが問う。イリィは</text:p>
      <text:p text:style-name="P1">「妾は大勢の他人にさえこの薬が広まらなければ、それでよかったんですの。彼女にとっての『特別な存在』で、治療対象でもある娘には、呪いは効かなかったみたい」</text:p>
      <text:p text:style-name="P1">と呪いの効用を推断した後、さも明るい声色で、</text:p>
      <text:p text:style-name="P1">「さ、あなたは自分を病難から救った恩人に茶菓子の一つも出せませんの？　お母さんは居ないけれど、一緒に楽しみましょ？」</text:p>
      <text:p text:style-name="P1">と手を叩きながら宣した。</text:p>
      <text:p text:style-name="P1">「もういや……私、お母さんと同じ場所に行きたい」</text:p>
      <text:p text:style-name="P1">それでも現実から立ち直れずうずくまるオリヴィアに、イリィは忠告を付与した。</text:p>
      <text:p text:style-name="P1">「それなら地獄ですわね。魔女と取引した人間は死後、そういう場所に行くと聞き及んでおりますので」</text:p>
      <text:p text:style-name="P1">魔女の言葉のあと、一瞬、辺りに気まずい沈黙が流れた。そのとき戸口を叩く音があり、村へ出かけていた聖女とメアリーが帰還し報せを告げた。いわく、村で闘病を続けていたカイトという青年は、既に数刻前に亡くなっていたとのことだった。陰鬱とした表情の偲ばせるメアリーのかつてひどく泣き濡らした顔が、絶望的なまでに通時的な美しさを投げかけていた。</text:p>
      <text:p text:style-name="P1"/>
      <text:p text:style-name="P1">２</text:p>
      <text:p text:style-name="P1">　オリヴィアは聖女にも、それに手を引かれて帰ってきたメアリーにも顔を合わせることが出来なかった。自分は魔女であり、既に大勢の人間を見殺しにしてしまった、更にみずからの不幸を理由にさんざメアリーを弄んでひどい目に遭わせた、そのことは到底許されるべきことではないだろうと思った。それでも聖女から優しく名前を呼びかけられると、オリヴィアは顔を上げないわけにはいかなかった。その微笑みは優しく、まるで天上の天使を彷彿とさせるものだった。すべての事情を斟酌した聖女ラエリは、そもそもの元凶となった魔女を叱咤し、オリヴィアから母親を奪うことになった契約のことを譴責した。</text:p>
      <text:p text:style-name="P1">「こうなったすべての原因は魔女にあります。あなたがオリヴィアから母親を奪ったのです」</text:p>
      <text:p text:style-name="P1">イリィはそれにとんでもないと反駁する。</text:p>
      <text:p text:style-name="P1">「お待ちになって。そもそも妾がいなければ、オリヴィアは病気に罹って死んでいたはずじゃありません？　それを救った私が、どうして悪と謂れなければいけませんの？」</text:p>
      <text:p text:style-name="P1">聖女は整然と答弁した。</text:p>
      <text:p text:style-name="P1">「あなたという魔女が、この哀れな娘の母親に死の運命を課したのです。どうしてそれを責められずにいられましょうか？」</text:p>
      <text:p text:style-name="P1">「もちろんそれはこの憐れな母娘から、病という悩みを取り除いてあげたことに依ってよ。妾が為した善行を、聖女様ともあろうお方がまさか無視するおつもりですの？　なけなしの奇跡であなたに同じことができますかしら？」</text:p>
      <text:p text:style-name="P1">扇子を片手に、イリィは悪びれもせず抗弁の構えであった。</text:p>
      <text:p text:style-name="P1">「ですがあなたはその力を使って、もっと多くの人間を救うこともできたのではありませんか。その懈怠を差し<text:soft-page-break/>置いて、たったひとつの善行に赦しの見返りを得ようなどと、烏滸がましいと言うほかありません！」</text:p>
      <text:p text:style-name="P1">ラエリの追求に対して、</text:p>
      <text:p text:style-name="P1">「あら妾は魔女ですのに、大手を振って薬を配るべきとでもおっしゃるの？　魔女が得体の知れない薬を配ったら、理由はどうあれ死罪でしょうに。それでもあなたはさらなる善行を為せと？」</text:p>
      <text:p text:style-name="P1">とイリィは憤慨したようにかわす。</text:p>
      <text:p text:style-name="P1">「なるほどあなたが大勢の人間を見殺しにして、オリヴィアの母親さえを呪い殺すことになったのは、すべて自分の身の安全のためというわけですか」</text:p>
      <text:p text:style-name="P1">「『理性的な精神の自然な活動』と言って欲しいところね。ともかく妾はオリヴィアをちゃんと救けましたし、あの母親だって愚かにも妾との約束を違えるなどしていなければ、今ごろ死んでいなかったでしょう、自業自得ですのよ」</text:p>
      <text:p text:style-name="P1">その絶えざる口論に、オリヴィアが力なく割って入った。</text:p>
      <text:p text:style-name="P1">「あの、もういいんです聖女様……。すべて私が悪いんです。お母さんに魔女との約束を破らせたのは、この私です。私が我儘を言ったから、……お母さんは退けなくなったんです。それに私は薬の作り方を知っていたのに、誰にも教えず大勢の人を見殺しにしました。私が魔女なんです、私が地獄へ行くべきなんです……」</text:p>
      <text:p text:style-name="P1">宣託にも似た告解、冒涜にも似た懺悔、そのやるせない言葉を遮ったのは意外にも魔女のイリィだった。</text:p>
      <text:p text:style-name="P1">「あら、あなたは何も悪くありませんのよ？　だって途中で何があったとしても、約束を破ったのはあなたのお母さんなんですもの。あなたが責任を感じる必要は皆無、それどころか、あなたは別にそんな義務なんて課されていないのに、薬を大勢に広めないという契約の趣旨を守ってくれました。ですから母親が全部悪いの、他人と交わした約束を違えるのは、この世で最もよくないことですのに」</text:p>
      <text:p text:style-name="P1">聖女はすぐさま言い返す。</text:p>
      <text:p text:style-name="P1">「確かに約束を破るのはよくないことですが、それで命まで奪ってよいわけではありません。まして母親が善行を為そうとした以上、これを妨害するような約束をしていたあなたが全面的に悪いのです。オリヴィアから母を奪い、悲しみに沈ませ憎悪へと導いたのは、すべてこの魔女の仕組んだこと。ですからオリヴィア、あなたはこの魔女の言葉にひとつとして耳を貸してはいけません。それでこそ、あなたが救われる道があるのですよ？」</text:p>
      <text:p text:style-name="P1">オリヴィアは聖女へ面を向けて、ためらいがちに言問うた。</text:p>
      <text:p text:style-name="P1">「でも、聖女様……私はメアリーに、ひどいことを……みんなを見殺しにして……」</text:p>
      <text:p text:style-name="P1">聖女は優しく包み込むような微笑で、彼女へ激励の言葉を送った。</text:p>
      <text:p text:style-name="P1">「オリヴィア、あなたが苦しむ気持ちもよくわかります。母親を殺され、自暴自棄になったからといって、薬を広めるという救いへの道を閉ざし、親友を傷つけてしまったことは、到底心安らかになれることではないのでしょう。しかしそれもすべて魔女が仕組んだことなので、気にする必要は……」</text:p>
      <text:p text:style-name="P1">そのとき卓の隅でひたすらに沈黙を貫いていたメアリーが、突然静かに口を開いた。</text:p>
      <text:p text:style-name="P1">「あの、聖女様。オリヴィアは本当に、何も悪くないんですか……？」</text:p>
      <text:p text:style-name="P1"/>
      <text:p text:style-name="P1">------------------------- 第9部分開始 -------------------------</text:p>
      <text:p text:style-name="P1">【サブタイトル】</text:p>
      <text:p text:style-name="P1"><text:soft-page-break/>第七章　構造と無力</text:p>
      <text:p text:style-name="P1"/>
      <text:p text:style-name="P1">【本文】</text:p>
      <text:p text:style-name="P1">１</text:p>
      <text:p text:style-name="P1">「あの、聖女様。オリヴィアは本当に、何も悪くないんですか……？」</text:p>
      <text:p text:style-name="P1">思わず全員が、この人物の発言に注目して視線を向けた。メアリーは言葉を続けた。</text:p>
      <text:p text:style-name="P1">「本当に、カイトは助かる方法が無かったの……？　だって、もう少しオリヴィアが勇気を出せば、村がこんなことになることは無かったじゃない……あたし、オリヴィアに言ったんです、『みんなを助けて。お願いだから薬を作ってよ』って……それなのに、オリヴィアはいつもあたしのこと無視して、乱暴して、「あなたには私の気持ちがわからない」って……。たしかにオリヴィアも苦しかったと思うの、でも、カイトだってもっと苦しんでた。あたしは、いつかオリヴィアが立ち直って、カイトを助けてくれると信じてた。なのにこんな結末、酷すぎるよ……」</text:p>
      <text:p text:style-name="P1">オリヴィアは親友の為したこの真摯な言葉に、ひたすら慙愧に駆られ絶句するばかりだった。聖女はそんなオリヴィアを庇って結論を降した。</text:p>
      <text:p text:style-name="P1">「私個人の判断としては、オリヴィアはそこまで悪くないと思いますが、難しいところです。ただ、この騒動の元凶は間違いなく魔女、いえ、この”女呪術師”イリィです。あなたを赦しておくことはできません！」</text:p>
      <text:p text:style-name="P1">そのように告げると、ラエリは聖なる力を以て魔女イリィを撃った。イリィはたまらず痛みを訴え、捨て台詞を吐いてその場から遁走した。</text:p>
      <text:p text:style-name="P1">「もう、乱暴はお止しになって！　ねぇ、病を癒やすすべも知らない聖女様？」</text:p>
      <text:p text:style-name="P1">「小癪な！」</text:p>
      <text:p text:style-name="P1">ラエリは間髪も入れず、逃げる魔女に続いて小屋の外へと飛び出した。聖女は追った、魔女を引き捕らえて教皇庁の拷問部屋へと連れて行くために。逃げる魔女は妖術を以って追っ手に応戦し、派手な閃光が辺りへ飛び散った。二種の閃光は真昼の花火のように地面を焦がし、不幸にもそこに立っていた木を穿った。光と闇のいたちごっこは森の中へと戦場をそのまま移しみるみると小屋を離れていった。付き人である少年、メアリー、そしてオリヴィアの３人は、その場に取り残された。</text:p>
      <text:p text:style-name="P1">「カイトのお葬式に行ってくるね」</text:p>
      <text:p text:style-name="P1">やがてメアリーが、俯くオリヴィアに突き付けるかのようにそう言ってから、そそくさと小屋をあとにした。聖女が見殺しの責任を追求しないのであればと、不服ながらもそれ以上の不満をオリヴィアにぶつけるのは避けたのだ――並ならぬ聖性への忍従を示した行動だった。オリヴィアは、おそらくメアリーはもう二度と自分に対して口も利いてくれないだろうし、今までの仕打ちを赦してもくれないだろうと悟った。それは象徴的な永遠の別れだったが、オリヴィアは手を振ることもできなかった。打ちひしがれて、己の手から何が滑り落ちても取り戻す気力がなかった。</text:p>
      <text:p text:style-name="P1">「ねえアレク……もう殺してよ」</text:p>
      <text:p text:style-name="P1">聖女の付き人にそんなことを頼んでも、どうにもならないことは明らかで、「それとも自分でした方がいい？」と後で付け加える。みずからその生命を絶ったほうが、確実に母の待つ地獄へと行けるだろうとぼんやり考えてのことだった。</text:p>
      <text:p text:style-name="P1">「そんなこと言っちゃだめだよ。きみはお母さんを悲しませてる」</text:p>
      <text:p text:style-name="P1"><text:soft-page-break/>アレクは密やかな、だがしっかりとした声で諭した。</text:p>
      <text:p text:style-name="P1">「お母さん？　そうよ、だって私が殺したようなものだもの。もし私が病気にかからなかったら、魔女とあんな約束をする必要もなかった。もし私がみんなを助けてなんて頼まなければ、もっと長く生きられた。私が我慢すれば……あんなこと言わなければ……」</text:p>
      <text:p text:style-name="P1">「あのね、多分聖女様がいないときにこんなことを言っても、きみは救われないかもしれないけど、でも…オリヴィア、きみのお母さんはね、きみと同じ場所に行きたかったんだよ」</text:p>
      <text:p text:style-name="P1">「どういうことよ……」</text:p>
      <text:p text:style-name="P1">「お母さんの日記を読んだこと、ごめん、謝る。あまりにも暇だったから、つい。でもお陰で大切なことがわかった。きみのお母さんはあの日、娘に言われて仕方なく村に行ったんじゃない。だから、死にたいなんて言っちゃだめだ……これからきみは幸せになって、天国へ行かなくちゃいけないよ」</text:p>
      <text:p text:style-name="P1">「……？」</text:p>
      <text:p text:style-name="P1">アレクはオリヴィアの手を固く握りしめ、もう片方の手に母の日記帳を持たせた。文字の読めないオリヴィアに、少年が優しく、ひとつずつなぞってその意味を教えた。</text:p>
      <text:p text:style-name="P1"/>
      <text:p text:style-name="P1">２</text:p>
      <text:p text:style-name="P1">　聖女さま、聞こえますか？</text:p>
      <text:p text:style-name="P1">　この地のどこかにおられる聖女さま、わたしの悩みを聞いていただけますか？</text:p>
      <text:p text:style-name="P1"/>
      <text:p text:style-name="P1">　私は実の娘の命を助けるために、ひとりの魔女の手を借りてしまいました。娘の命が助かったことに、後悔はしておりません。私にとってあの子だけが生きがいなのです。あの子が元気になった日のことを思い返すたびに、幸せで胸が張り裂けそうになります。ただ、どうかこの罪をお許しください。私はあの魔女と出会ったことを、それほど不幸だと思ってはおりません。</text:p>
      <text:p text:style-name="P1">　でも、日が経つたび、私の胸は不安な気持ちでいっぱいになります。魔女と約束してしまった私は、もう天国へ行くために必要な、あの細い階段を閉ざされてしまったのではないでしょうか？　それは良いのです。きっと後悔はしません。どんな責め苦も堪えます。……けれどわが娘は、天国へ行けるでしょうか？　魔女の薬で助かったあの子は……。もし、私が余計なことなんてしなければ、天国で永遠に幸せに暮らせたのです、私が魔女に頼んだばかりに、……本当に余計なことをして、もしあの子が天国へ行けなくなったら、きっと私は永遠の罰よりも辛い苦しみを感じなければいけないでしょう。</text:p>
      <text:p text:style-name="P1">　私は魔女に教えてもらった薬のことを秘密にしています。恐ろしいことです。こうして図らずも、沢山のひとを見殺しにするという魔女の愉しみに加担していることになるのですから。魔女というものはほんとうに恐ろしいことを考えます。聖女さま、もしかしたら、私は道を間違えてしまったのかもしれません。あの子の命を助けるのが当然と、そう思っていたのに、そのためにこんなに多くの人々を見殺しにしなければいけないなんて……、きっと魔女と出会ったのがすべての間違いだったのでしょう、あんな夜に、あんな森の奥になど入らなければよかったのです。薬草のことなんて諦めればよかったのです。</text:p>
      <text:p text:style-name="P1">　ですが聖女さま、私はきっとこの間違いを正します。私は明日、村へ降りて行こうと思っています。魔女が秘密にしたがっていた、あの薬の作り方をみんなに教えます。そうすることで沢山の命が救われて、少しでもこの罪が消えてなくなれば、私も娘も天国へ行けるでしょうか？</text:p>
      <text:p text:style-name="P1"><text:soft-page-break/>　聖女さまはどう思われますか？　いいえ、聞いても仕方がないことですね。いまの私に出来る最大の善行は、この薬を広めることしかないのですから。その最大をつくして天国へ行けなかったら仕方ありません。けれども聖女さま、もしあなたが私の悩みをきいてくださるなら、どうか娘のために、とりなしの祈りを捧げてやってくださらないでしょうか？　私はもう神に祈る資格さえありません、どうか聖女さま、こんな私の願いをお許しください。全てをお許し下さい。天の階（きざはし）を、娘のためにお恵みください。</text:p>
      <text:p text:style-name="P1">　それでは、これから薬を煎じて参ります。どうか私の企てが成功しますように……</text:p>
      <text:p text:style-name="P1"/>
      <text:p text:style-name="P1">（間隙）</text:p>
      <text:p text:style-name="P1"/>
      <text:p text:style-name="P1">　ごめんなさいオリヴィア、きっと、明日魔女は私の邪魔をするでしょう。だから、あなたが望むようなお金持ちな暮らしは、できないかもしれないけど……どうか許してね。お母さんはきっと……あなたの側に、来るべき日に……来るべき時に……永遠に、</text:p>
      <text:p text:style-name="P1">　いつまでも、ずっと一緒に居たいのよ、私の可愛いオリヴィア。こんな日になるまで、決心がつかなかったおろかな私をどうか許してね。あなたの言う通りに、もっとはやく村へ降りていって薬のことをみんなに伝えるべきだったのね。聖女様に、手遅れでないことを祈ります。</text:p>
      <text:p text:style-name="P1">　</text:p>
      <text:p text:style-name="P1">……</text:p>
      <text:p text:style-name="P1"/>
      <text:p text:style-name="P1">オリヴィアは絶え間ない嗚咽を抑えることができなかった。</text:p>
      <text:p text:style-name="P1"/>
      <text:p text:style-name="P1"/>
      <text:p text:style-name="P1">------------------------- 第10部分開始 -------------------------</text:p>
      <text:p text:style-name="P1">【サブタイトル】</text:p>
      <text:p text:style-name="P1">終幕　　光の父からの贈り物</text:p>
      <text:p text:style-name="P1"/>
      <text:p text:style-name="P1">【本文】</text:p>
      <text:p text:style-name="P1">１</text:p>
      <text:p text:style-name="P1">　葉牡丹の月の初旬、教皇庁は蔓延する疫病に対する特効薬を禁じられし古文書の中から発見、ついに病の完全な治療薬を作り出すことに成功する。これが上奏されたことにより、王都ではただちに皇帝主導の疫病根絶作戦が行われ、目覚ましい成果を収めた。この出来事を受け、あらゆる市民が教会と王家に賛辞を送る。</text:p>
      <text:p text:style-name="P1">　ところが教皇庁は、薬の材料となる希少な植物が大衆によって取り尽くされることを怖れて、治療薬の作り方を公にせず、薬は必要に応じて布施と交換する制度をとった。このため貧窮で薬が買えない者や、教会による供給が追いつかない周辺地域の農民はその恩恵を受けられず、命の危機に晒され続ける。こうした事態から不満が高まり、薬の調合法を公にせよとの直訴が教会へ日々寄せられる。地方によっては一触即発の様相も見せた。</text:p>
      <text:p text:style-name="P1">　教会から薬を贖うほどの財力があり、死病からその安全を確約されている支配層の貴族たちは、教皇庁の方針を擁護し、領民たちの不満を徹底的に弾圧し、その裏で教皇庁から横流しされた治療薬を高<text:soft-page-break/>価で販売することにより多額の利益を得た。こうした搾取を受けた領民たちが耐え兼ねて武器を取り立ち上がろうにも、病による消耗がそれを阻んでいた。</text:p>
      <text:p text:style-name="P1">　そんな中、秘されている治療薬の作り方を人々に無償で教え、村から村へと渡り歩く”聖女”の噂があった。聖女の掲げる薬の作り方は現実的で、薬草に少し詳しい村の女ならすぐに用意できる代物らしく、その薬によって病から恢復したという生証人には事欠かない。聖女の作らせたとされる薬の調合過程を示したパンフレットはその足どりよりも速く万里を走り抜け、疫病の終熄する地方がいくつも見られた。それを追って教皇庁の公認する薬の価額は暴落し、ブローカーをつとめていた領主貴族たちは致命的な打撃を被る。</text:p>
      <text:p text:style-name="P1">　翌月。山茶花の月、教皇庁は未聞の悪名を成すこととなるひとつの布告を発布。いわゆる「救済の聖女」とそれが広める治療薬の製法を異端認定し、彼女を全域で要身柄拘束人に指定。その隠された意図は明らかだった。民衆たちからは、「もし聖女の広める薬の作り方が異端であると言うならば、教皇庁はただちに自分たちの製法を公にし、その相違を明らかにすべきではないか」との抗議の声が立ち上る。実際には、教皇庁の製法と聖女の広める方法は寸分違わず同じであったため、教皇庁側は薬の調合法を最後まで明らかにすることはなかった。</text:p>
      <text:p text:style-name="P1">　布告から数日後、聖女はみずからの足で教会へ出頭――そのとき既に救済の聖女オリヴィアの名声は不動のものとなっていた。翌日、星室庁の略式裁判により魔女オリヴィアの処断が決定。中央塔への永久幽閉が行われる。この地では聖女への信仰はしばしば教皇や神への信仰にすら勝る。民衆に彼女を聖女とする声が根強い以上、たとえ魔女と断じても処刑まで踏み切ることはできず、せめて名声を風化させ影響力を削ぎ落とすための苦肉の策だった。</text:p>
      <text:p text:style-name="P1">　疫病が見事なまでに終熄したこともあって、数年後、聖女オリヴィアをめぐる教会への不満は影を潜めた。誰もオリヴィアのことを会話の端に出す者は居なくなり、教皇庁の目論見通り、民衆の関心は日々の生活に関する他ごとへと移っていった。いまでは一歳（ひととせ）に一度、教会非公認の「聖女の日」としてオリヴィアを祀る日があるばかりである。そこでは教会の目を掻い潜るため、彼女はたんに「薬の聖女」という名で通じていた。しかしそういったすべての事柄は、牢の中にいる当人にとってはどうでもよいことであった。</text:p>
      <text:p text:style-name="P1">　彼女が幽閉されている中央塔は王都の北にあり、様々な政治的罪条で捕らえられた貴族や聖職者を放り込む為の専用施設となっている。その警備の厳重さたるや邦内に肩を並べる処なく、囚われの聖女を一目拝もうと一般市民が押しかけても、試みはいつも虚しい結果に終わるばかりである。オリヴィアが民衆の前に一目姿を見せただけで、観衆は再び沸き立ち、熱狂とも騒擾ともつかないたいへな事態が起こることを教会は知っており、彼女が塔のどこに監禁されているかさえきわめて厳重に秘匿することを徹底していたからであった。</text:p>
      <text:p text:style-name="P1"/>
      <text:p text:style-name="P1">２</text:p>
      <text:p text:style-name="P1">　ところがそんな誰も立ち入ってはならないはずの彼女の石牢に、こっそりと忍び込んでは会話を試みる怪しい影があった。何を隠そう、あのときの魔女イリィである。</text:p>
      <text:p text:style-name="P1">　オリヴィアが「救済の聖女」として活躍しているあいだ、みるみる失墜してゆく教会の権威に、イリィの帰依する悪魔サタリエルは御満悦であった。初めイリィがオリヴィアを訪ねてやって来たときはこのことに対する礼だといって、以後いろいろな理由を付けたりしては、繰り返しオリヴィアを自由の身にしてやろうと提案し<text:soft-page-break/>たが、オリヴィアは頑としてその言葉に耳を貸さぬままだった。</text:p>
      <text:p text:style-name="P1"/>
      <text:p text:style-name="P1">「何度も云っているでしょう。あなたの情けを享けるいわれは有りません。私は魔女であり、教会によって定められた罰をこうして受けているのですから」</text:p>
      <text:p text:style-name="P1">窓辺に切り分けられた一片の蒼穹に沐しながら、瞑想へと入り込んでいた女は静かに答えた。</text:p>
      <text:p text:style-name="P1">「あなたが魔女？」</text:p>
      <text:p text:style-name="P1">イリィが――いまだオリヴィアから一顧だにされたことのない魔女が――おかしそうな様子で首を傾げる。「みんなあなたのことを《聖女》と呼んでおりますのに？　ねえ、救済の聖女様？」</text:p>
      <text:p text:style-name="P1">オリヴィアは愁いの表情を浮かべ、手元の書帙にそっと目を落とす。</text:p>
      <text:p text:style-name="P1">「私は多くの人を見捨て、もっとも親しい友人を裏切りました。母の気持ちを省みず、罪もない人々にいわれのない憎しみをぶつけて、地獄の底に片足を踏み入れました。罪悪感から逃れるため人々を助けるような活動を試みましたが……結果はこの通り。やはり、天の父はすべてを見透かしておられるのですね」</text:p>
      <text:p text:style-name="P1">オリヴィアは法悦にも似た感嘆を乗せ、そう口ずさんだ。イリィはやるせない溜め息をつきながら、</text:p>
      <text:p text:style-name="P1">「あんな無茶な理由をつけて、こんな処に閉じ込められて、理不尽だとは思いませんの？　妾だけが、あなたを正しき儘に、自由の身にして差し上げられますのに……」</text:p>
      <text:p text:style-name="P1">と不満を述べた。</text:p>
      <text:p text:style-name="P1">「お引き取りください。私が魔女の話に乗ることは、もはや永久に無いでしょうから」</text:p>
      <text:p text:style-name="P1">オリヴィアは断固としてこの狭い牢獄に捕らわれ続けることを望んでいた。これを定められた運命と忍従する気持ちが、退屈と不自由を嫌うイリィには知れなかった。</text:p>
      <text:p text:style-name="P1">「聖女さまはどうやら、妾のことがお嫌いみたい」</text:p>
      <text:p text:style-name="P1">イリィは拗ねたような口調でそう言う。この魔女の外見は数年前から少しも変わらず、むしろ子供っぽい仕草をするといっそう若々しく見えた。それがすっかり様変わりしたオリヴィアと奇妙な対比をなしていた、ふたりはきわめて対極だった。</text:p>
      <text:p text:style-name="P1">「あなたにも感謝はしていますよ。命の恩人ですし、それにあのときあなたが見過ごしてくれなければ、私はきっと沢山のひとに薬を届けることはできなかったでしょう。いま、こうして会いに来てくれるのもあなただけです。私がここで定めを受け入れることになって、あなたが悲しむとは思いませんでした。済みません」</text:p>
      <text:p text:style-name="P1">オリヴィアは丁寧にそう言い添えた。</text:p>
      <text:p text:style-name="P1">「べ、べつに悲しんでなど……！」</text:p>
      <text:p text:style-name="P1">反射的にそう否定したイリィに、</text:p>
      <text:p text:style-name="P1">「そうですか。それは良かったです。ではお引き取りください」</text:p>
      <text:p text:style-name="P1">オリヴィアはにっこりと笑っていった。イリィは顔を真っ赤にして、</text:p>
      <text:p text:style-name="P1">「…このわからず屋！　もう、来てあげませんわよ！？　妾だって、いつどんな身上に遭って還れなくなるや知れませんのに」</text:p>
      <text:p text:style-name="P1">と言い捨てた。</text:p>
      <text:p text:style-name="P1">「そんな悲しいことを言わないでください。あなたが無事でいられるよう、ここから毎日、神に祈っておきますから」</text:p>
      <text:p text:style-name="P1">イリィはその言葉には耳を貸さず、見えない光の父を待ちわびているこの聖女から一刻も早く背を向けて、<text:soft-page-break/>暗い石壁から虚空へ消えた。</text:p>
      <text:p text:style-name="P1"/>
      <text:p text:style-name="P1">Fin</text:p>
      <text:p text:style-name="P1"/>
      <text:p text:style-name="P1">【免責事項】</text:p>
      <text:p text:style-name="P1">本テキストデータの利用によって発生する如何なる案件につきましても、株式会社ヒナプロジェクト及びその関連グループは一切の責任を負いません。</text:p>
      <text:p text:style-name="P1"/>
      <text:p text:style-name="P1">このファイルは「小説家になろう」の小説バックアップ機能を用いて作成されました。</text:p>
      <text:p text:style-name="P1">作成日時: 2019-03-18 22:25:5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Meiryo UI" svg:font-family="'Meiryo UI'"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H25M59S</meta:editing-duration>
    <meta:editing-cycles>91</meta:editing-cycles>
    <meta:generator>OpenOffice/4.1.4$Win32 OpenOffice.org_project/414m5$Build-9788</meta:generator>
    <dc:date>2019-03-18T22:27:45.06</dc:date>
    <dc:creator>tek atk</dc:creator>
    <meta:document-statistic meta:table-count="0" meta:image-count="0" meta:object-count="0" meta:page-count="33" meta:paragraph-count="642" meta:word-count="35857" meta:character-count="36696"/>
    <meta:user-defined meta:name="Info 1"/>
    <meta:user-defined meta:name="Info 2"/>
    <meta:user-defined meta:name="Info 3"/>
    <meta:user-defined meta:name="Info 4"/>
  </office:meta>
</office:document-meta>
</file>